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B Nazanin" svg:font-family="'B Nazanin'" style:font-pitch="variable"/>
    <style:font-face style:name="BMitra" svg:font-family="BMitra" style:font-pitch="variable"/>
    <style:font-face style:name="Arial" svg:font-family="Arial"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1" svg:font-family="'Lucida Sans'"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0.7514in" style:rel-column-width="7354*"/>
    </style:style>
    <style:style style:name="Table1.B" style:family="table-column">
      <style:table-column-properties style:column-width="0.6847in" style:rel-column-width="6702*"/>
    </style:style>
    <style:style style:name="Table1.D" style:family="table-column">
      <style:table-column-properties style:column-width="4.0625in" style:rel-column-width="39765*"/>
    </style:style>
    <style:style style:name="Table1.E" style:family="table-column">
      <style:table-column-properties style:column-width="0.4451in" style:rel-column-width="4360*"/>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6951in" table:align="margins"/>
    </style:style>
    <style:style style:name="Table4.A" style:family="table-column">
      <style:table-column-properties style:column-width="1.6736in" style:rel-column-width="16383*"/>
    </style:style>
    <style:style style:name="Table4.A1" style:family="table-cell">
      <style:table-cell-properties style:vertical-align="middle" fo:padding="0.0382in" fo:border-left="0.05pt solid #000000" fo:border-right="none" fo:border-top="0.05pt solid #000000" fo:border-bottom="0.05pt solid #000000"/>
    </style:style>
    <style:style style:name="Table4.C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0.05pt solid #000000" fo:border-top="none" fo:border-bottom="0.05pt solid #000000"/>
    </style:style>
    <style:style style:name="Table4.A3" style:family="table-cell">
      <style:table-cell-properties style:vertical-align="" fo:padding="0.0382in" fo:border-left="0.05pt solid #000000" fo:border-right="none" fo:border-top="none" fo:border-bottom="0.05pt solid #000000"/>
    </style:style>
    <style:style style:name="Table4.D3" style:family="table-cell">
      <style:table-cell-properties style:vertical-align="" fo:padding="0.0382in" fo:border-left="0.05pt solid #000000" fo:border-right="0.05pt solid #000000" fo:border-top="none" fo:border-bottom="0.05pt solid #000000"/>
    </style:style>
    <style:style style:name="P1" style:family="paragraph" style:parent-style-name="Header">
      <style:text-properties officeooo:paragraph-rsid="00159ce7"/>
    </style:style>
    <style:style style:name="P2" style:family="paragraph" style:parent-style-name="Table_20_Contents">
      <style:paragraph-properties fo:text-align="end" style:justify-single-word="false"/>
      <style:text-properties style:font-name="B Nazanin" fo:font-size="10pt" officeooo:rsid="000fe829" officeooo:paragraph-rsid="00159ce7" style:font-size-asian="10pt" style:font-name-complex="B Nazanin" style:font-size-complex="10pt"/>
    </style:style>
    <style:style style:name="P3" style:family="paragraph" style:parent-style-name="Table_20_Contents">
      <style:paragraph-properties fo:text-align="end" style:justify-single-word="false"/>
      <style:text-properties style:font-name="B Nazanin" fo:font-size="10pt" officeooo:rsid="000fe829" officeooo:paragraph-rsid="000fe829" style:font-size-asian="10pt" style:font-name-complex="B Nazanin" style:font-size-complex="10pt"/>
    </style:style>
    <style:style style:name="P4" style:family="paragraph" style:parent-style-name="Table_20_Contents">
      <style:paragraph-properties fo:text-align="center" style:justify-single-word="false"/>
      <style:text-properties style:font-name="B Nazanin" fo:font-size="12pt" officeooo:rsid="00163f6d" officeooo:paragraph-rsid="00163f6d" style:font-size-asian="12pt" style:font-name-complex="B Nazanin" style:font-size-complex="12pt"/>
    </style:style>
    <style:style style:name="P5" style:family="paragraph" style:parent-style-name="Table_20_Contents">
      <style:paragraph-properties fo:text-align="end" style:justify-single-word="false"/>
      <style:text-properties style:font-name="B Nazanin" fo:font-size="12pt" officeooo:rsid="00163f6d" officeooo:paragraph-rsid="00163f6d" style:font-size-asian="12pt" style:font-name-complex="B Nazanin" style:font-size-complex="12pt"/>
    </style:style>
    <style:style style:name="P6" style:family="paragraph" style:parent-style-name="Table_20_Contents">
      <style:paragraph-properties fo:text-align="center" style:justify-single-word="false"/>
      <style:text-properties style:font-name="B Nazanin" fo:font-size="12pt" officeooo:rsid="0018396d" officeooo:paragraph-rsid="0018396d" style:font-size-asian="12pt" style:font-name-complex="B Nazanin" style:font-size-complex="12pt"/>
    </style:style>
    <style:style style:name="P7" style:family="paragraph" style:parent-style-name="Table_20_Contents">
      <style:paragraph-properties fo:text-align="end" style:justify-single-word="false"/>
      <style:text-properties style:font-name="B Nazanin" fo:font-size="12pt" officeooo:rsid="0018396d" officeooo:paragraph-rsid="0018396d" style:font-size-asian="12pt" style:font-name-complex="B Nazanin" style:font-size-complex="12pt"/>
    </style:style>
    <style:style style:name="P8" style:family="paragraph" style:parent-style-name="Table_20_Contents">
      <style:paragraph-properties fo:text-align="end" style:justify-single-word="false"/>
      <style:text-properties style:font-name="B Nazanin" fo:font-size="12pt" officeooo:rsid="00197e04" officeooo:paragraph-rsid="00197e04" style:font-size-asian="12pt" style:font-name-complex="B Nazanin" style:font-size-complex="12pt"/>
    </style:style>
    <style:style style:name="P9" style:family="paragraph" style:parent-style-name="Table_20_Contents">
      <style:paragraph-properties fo:text-align="center" style:justify-single-word="false"/>
      <style:text-properties style:font-name="B Nazanin" fo:font-size="12pt" officeooo:rsid="00197e04" officeooo:paragraph-rsid="00197e04" style:font-size-asian="12pt" style:font-name-complex="B Nazanin" style:font-size-complex="12pt"/>
    </style:style>
    <style:style style:name="P10" style:family="paragraph" style:parent-style-name="Table_20_Contents">
      <style:paragraph-properties fo:text-align="center" style:justify-single-word="false"/>
      <style:text-properties style:font-name="B Nazanin" fo:font-size="11pt" officeooo:rsid="00199559" officeooo:paragraph-rsid="00199559" style:font-size-asian="11pt" style:font-name-complex="B Nazanin" style:font-size-complex="11pt"/>
    </style:style>
    <style:style style:name="P11" style:family="paragraph" style:parent-style-name="Table_20_Contents">
      <style:paragraph-properties fo:text-align="center" style:justify-single-word="false"/>
      <style:text-properties style:font-name="B Nazanin" fo:font-size="11pt" officeooo:rsid="001b3bd4" officeooo:paragraph-rsid="001b3bd4" style:font-size-asian="11pt" style:font-name-complex="B Nazanin" style:font-size-complex="11pt"/>
    </style:style>
    <style:style style:name="P12" style:family="paragraph" style:parent-style-name="Standard">
      <style:text-properties officeooo:paragraph-rsid="00159ce7"/>
    </style:style>
    <style:style style:name="P13" style:family="paragraph" style:parent-style-name="Footer">
      <style:text-properties style:font-name="BMitra"/>
    </style:style>
    <style:style style:name="P14" style:family="paragraph" style:parent-style-name="Footer">
      <style:text-properties style:font-name="BMitra" fo:font-size="15pt" style:font-size-asian="15pt" style:font-size-complex="15pt"/>
    </style:style>
    <style:style style:name="P15" style:family="paragraph" style:parent-style-name="Table_20_Contents">
      <style:paragraph-properties fo:text-align="center" style:justify-single-word="false" style:writing-mode="rl-tb"/>
      <style:text-properties style:font-name="B Nazanin" fo:font-size="12pt" officeooo:rsid="00163f6d" officeooo:paragraph-rsid="00163f6d" style:font-size-asian="12pt" style:font-name-complex="B Nazanin" style:font-size-complex="12pt"/>
    </style:style>
    <style:style style:name="P16" style:family="paragraph" style:parent-style-name="Table_20_Contents">
      <style:paragraph-properties fo:text-align="center" style:justify-single-word="false" style:writing-mode="rl-tb"/>
      <style:text-properties style:font-name="B Nazanin" fo:font-size="11pt" officeooo:rsid="001b3bd4" officeooo:paragraph-rsid="001b3bd4" style:font-size-asian="11pt" style:font-name-complex="B Nazanin" style:font-size-complex="11pt"/>
    </style:style>
    <style:style style:name="P17" style:family="paragraph" style:parent-style-name="Table_20_Contents">
      <style:paragraph-properties fo:text-align="center" style:justify-single-word="false" style:writing-mode="lr-tb"/>
      <style:text-properties style:font-name="B Nazanin" fo:font-size="11pt" officeooo:rsid="001b3bd4" officeooo:paragraph-rsid="001b3bd4" style:font-size-asian="11pt" style:font-name-complex="B Nazanin" style:font-size-complex="11pt"/>
    </style:style>
    <style:style style:name="P18" style:family="paragraph" style:parent-style-name="Standard">
      <style:paragraph-properties fo:text-align="end" style:justify-single-word="false"/>
      <style:text-properties style:font-name="B Nazanin" fo:font-size="12pt" officeooo:rsid="00159ce7" officeooo:paragraph-rsid="000ce24f" style:font-size-asian="12pt" style:font-name-complex="B Nazanin" style:font-size-complex="12pt"/>
    </style:style>
    <style:style style:name="P19" style:family="paragraph" style:parent-style-name="Standard">
      <style:paragraph-properties fo:text-align="end" style:justify-single-word="false"/>
      <style:text-properties style:font-name="B Nazanin" fo:font-size="12pt" officeooo:rsid="001be2ee" officeooo:paragraph-rsid="001be2ee" style:font-size-asian="12pt" style:font-name-complex="B Nazanin" style:font-size-complex="12pt"/>
    </style:style>
    <style:style style:name="P20" style:family="paragraph" style:parent-style-name="Standard">
      <style:paragraph-properties fo:text-align="end" style:justify-single-word="false"/>
      <style:text-properties style:font-name="B Nazanin" fo:font-size="12pt" officeooo:rsid="001dc53b" officeooo:paragraph-rsid="001dc53b" style:font-size-asian="12pt" style:font-name-complex="B Nazanin" style:font-size-complex="12pt"/>
    </style:style>
    <style:style style:name="P21" style:family="paragraph" style:parent-style-name="Standard">
      <style:paragraph-properties fo:text-align="end" style:justify-single-word="false" fo:break-before="page"/>
      <style:text-properties style:font-name="B Nazanin" fo:font-size="12pt" fo:font-weight="bold" officeooo:rsid="001dc53b" officeooo:paragraph-rsid="001dc53b" style:font-size-asian="12pt" style:font-weight-asian="bold" style:font-name-complex="B Nazanin" style:font-size-complex="12pt" style:font-weight-complex="bold"/>
    </style:style>
    <style:style style:name="P22" style:family="paragraph" style:parent-style-name="Standard">
      <style:paragraph-properties fo:margin-top="0.0071in" fo:margin-bottom="0in" style:contextual-spacing="false" fo:line-height="100%"/>
      <style:text-properties style:font-name="Arial" fo:font-size="9pt" officeooo:paragraph-rsid="001be2ee" style:font-name-asian="Arial1" style:font-size-asian="9pt" style:font-name-complex="B Nazanin" style:font-size-complex="9pt"/>
    </style:style>
    <style:style style:name="P23" style:family="paragraph" style:parent-style-name="Table_20_Contents">
      <style:paragraph-properties fo:text-align="center" style:justify-single-word="false"/>
      <style:text-properties style:font-name="B Nazanin" fo:font-size="9pt" officeooo:rsid="0018396d" officeooo:paragraph-rsid="00199559" style:font-size-asian="9pt" style:font-name-complex="B Nazanin" style:font-size-complex="9pt"/>
    </style:style>
    <style:style style:name="P24" style:family="paragraph" style:parent-style-name="Table_20_Contents">
      <style:paragraph-properties fo:text-align="center" style:justify-single-word="false"/>
      <style:text-properties style:font-name="B Nazanin" fo:font-size="9pt" officeooo:rsid="0018396d" officeooo:paragraph-rsid="0018396d" style:font-size-asian="9pt" style:font-name-complex="B Nazanin" style:font-size-complex="9pt"/>
    </style:style>
    <style:style style:name="P25" style:family="paragraph" style:parent-style-name="Table_20_Contents">
      <style:paragraph-properties fo:text-align="end" style:justify-single-word="false"/>
      <style:text-properties style:font-name="B Nazanin" fo:font-size="12pt" style:font-size-asian="12pt" style:font-name-complex="B Nazanin" style:font-size-complex="12pt"/>
    </style:style>
    <style:style style:name="P26" style:family="paragraph" style:parent-style-name="Table_20_Contents">
      <style:paragraph-properties fo:text-align="center" style:justify-single-word="false"/>
      <style:text-properties style:font-name="B Nazanin" fo:font-size="12pt" officeooo:rsid="001dc53b" officeooo:paragraph-rsid="001dc53b" style:font-size-asian="12pt" style:font-name-complex="B Nazanin" style:font-size-complex="12pt"/>
    </style:style>
    <style:style style:name="P27" style:family="paragraph" style:parent-style-name="Table_20_Contents">
      <style:paragraph-properties fo:text-align="end" style:justify-single-word="false" style:writing-mode="rl-tb"/>
      <style:text-properties style:font-name="B Nazanin" fo:font-size="12pt" style:font-size-asian="12pt" style:font-name-complex="B Nazanin" style:font-size-complex="12pt"/>
    </style:style>
    <style:style style:name="P28" style:family="paragraph" style:parent-style-name="Table_20_Contents">
      <style:paragraph-properties fo:text-align="end" style:justify-single-word="false" style:writing-mode="rl-tb"/>
      <style:text-properties style:font-name="B Nazanin" fo:font-size="12pt" officeooo:rsid="00197e04" officeooo:paragraph-rsid="00197e04" style:font-size-asian="12pt" style:font-name-complex="B Nazanin" style:font-size-complex="12pt"/>
    </style:style>
    <style:style style:name="P29" style:family="paragraph" style:parent-style-name="Table_20_Contents">
      <style:paragraph-properties fo:text-align="end" style:justify-single-word="false" style:writing-mode="rl-tb"/>
      <style:text-properties style:font-name="B Nazanin" fo:font-size="12pt" officeooo:rsid="0018396d" officeooo:paragraph-rsid="0018396d" style:font-size-asian="12pt" style:font-name-complex="B Nazanin" style:font-size-complex="12pt"/>
    </style:style>
    <style:style style:name="P30" style:family="paragraph" style:parent-style-name="Table_20_Contents">
      <style:paragraph-properties fo:text-align="end" style:justify-single-word="false" style:writing-mode="rl-tb"/>
      <style:text-properties style:font-name="B Nazanin" fo:font-size="12pt" officeooo:rsid="00163f6d" officeooo:paragraph-rsid="00163f6d" style:font-size-asian="12pt" style:font-name-complex="B Nazanin" style:font-size-complex="12pt"/>
    </style:style>
    <style:style style:name="P31" style:family="paragraph" style:parent-style-name="Text_20_body">
      <style:paragraph-properties fo:margin-left="0.0752in" fo:margin-right="0.35in" fo:margin-top="0.1598in" fo:margin-bottom="0in" style:contextual-spacing="false" fo:line-height="0.1665in" fo:text-align="justify" style:justify-single-word="false" fo:text-indent="-0.0319in" style:auto-text-indent="false" style:writing-mode="rl-tb"/>
      <style:text-properties fo:font-size="9pt" officeooo:paragraph-rsid="001be2ee" style:font-size-asian="9pt" style:font-name-complex="B Nazanin" style:font-size-complex="9pt"/>
    </style:style>
    <style:style style:name="P32" style:family="paragraph" style:parent-style-name="Text_20_body">
      <style:paragraph-properties fo:margin-left="0.0709in" fo:margin-right="0in" fo:line-height="0.1689in" fo:text-align="end" style:justify-single-word="false" fo:text-indent="0in" style:auto-text-indent="false" style:writing-mode="rl-tb"/>
      <style:text-properties fo:font-size="9pt" officeooo:paragraph-rsid="001be2ee" style:font-size-asian="9pt" style:font-name-complex="B Nazanin" style:font-size-complex="9pt"/>
    </style:style>
    <style:style style:name="P33" style:family="paragraph" style:parent-style-name="Text_20_body">
      <style:paragraph-properties fo:margin-left="0.0764in" fo:margin-right="0.1126in" fo:margin-top="0.1598in" fo:margin-bottom="0in" style:contextual-spacing="false" fo:line-height="0.1665in" fo:text-align="end" style:justify-single-word="false" fo:text-indent="0.2764in" style:auto-text-indent="false" style:writing-mode="rl-tb"/>
      <style:text-properties fo:font-size="9pt" officeooo:paragraph-rsid="001be2ee" style:font-size-asian="9pt" style:font-name-complex="B Nazanin" style:font-size-complex="9pt"/>
    </style:style>
    <style:style style:name="P34" style:family="paragraph" style:parent-style-name="Text_20_body">
      <style:paragraph-properties fo:margin-left="0.0744in" fo:margin-right="0in" fo:line-height="0.1791in" fo:text-align="end" style:justify-single-word="false" fo:text-indent="0in" style:auto-text-indent="false" style:writing-mode="rl-tb"/>
      <style:text-properties officeooo:paragraph-rsid="001be2ee"/>
    </style:style>
    <style:style style:name="P35" style:family="paragraph" style:parent-style-name="Text_20_body">
      <style:paragraph-properties fo:margin-left="0.0744in" fo:margin-right="0in" fo:line-height="0.1689in" fo:text-align="end" style:justify-single-word="false" fo:text-indent="0in" style:auto-text-indent="false" style:writing-mode="rl-tb"/>
      <style:text-properties fo:font-size="9pt" officeooo:paragraph-rsid="001be2ee" style:font-size-asian="9pt" style:font-name-complex="B Nazanin" style:font-size-complex="9pt"/>
    </style:style>
    <style:style style:name="P36" style:family="paragraph" style:parent-style-name="Heading_20_1">
      <style:paragraph-properties fo:margin-left="0.0701in" fo:margin-right="0in" fo:line-height="100%" fo:text-align="end" style:justify-single-word="false" fo:text-indent="0in" style:auto-text-indent="false" fo:break-before="page" style:writing-mode="rl-tb"/>
      <style:text-properties fo:font-size="9pt" officeooo:paragraph-rsid="001be2ee" style:font-size-asian="9pt" style:font-name-complex="B Nazanin" style:font-size-complex="9pt"/>
    </style:style>
    <style:style style:name="P37" style:family="paragraph" style:parent-style-name="Heading_20_1">
      <style:paragraph-properties fo:margin-left="0.0709in" fo:margin-right="0in" fo:margin-top="0.1417in" fo:margin-bottom="0in" style:contextual-spacing="false" fo:line-height="100%" fo:text-align="end" style:justify-single-word="false" fo:text-indent="0in" style:auto-text-indent="false" style:writing-mode="rl-tb"/>
      <style:text-properties fo:font-size="9pt" officeooo:paragraph-rsid="001be2ee" style:font-size-asian="9pt" style:font-name-complex="B Nazanin" style:font-size-complex="9pt"/>
    </style:style>
    <style:style style:name="T1" style:family="text">
      <style:text-properties officeooo:rsid="0018396d"/>
    </style:style>
    <style:style style:name="T2" style:family="text">
      <style:text-properties officeooo:rsid="00199559"/>
    </style:style>
    <style:style style:name="T3" style:family="text">
      <style:text-properties style:text-scale="43%"/>
    </style:style>
    <style:style style:name="T4" style:family="text">
      <style:text-properties fo:letter-spacing="-0.002in" style:text-scale="113%"/>
    </style:style>
    <style:style style:name="T5" style:family="text">
      <style:text-properties fo:letter-spacing="-0.002in" style:text-scale="105%"/>
    </style:style>
    <style:style style:name="T6" style:family="text">
      <style:text-properties fo:letter-spacing="-0.002in" style:text-scale="63%"/>
    </style:style>
    <style:style style:name="T7" style:family="text">
      <style:text-properties fo:letter-spacing="-0.002in" style:text-scale="76%"/>
    </style:style>
    <style:style style:name="T8" style:family="text">
      <style:text-properties fo:letter-spacing="-0.002in" style:text-scale="59%"/>
    </style:style>
    <style:style style:name="T9" style:family="text">
      <style:text-properties fo:letter-spacing="-0.002in" style:text-scale="116%"/>
    </style:style>
    <style:style style:name="T10" style:family="text">
      <style:text-properties style:text-scale="22%"/>
    </style:style>
    <style:style style:name="T11" style:family="text">
      <style:text-properties style:text-scale="47%"/>
    </style:style>
    <style:style style:name="T12" style:family="text">
      <style:text-properties fo:letter-spacing="-0.0008in" style:text-scale="47%"/>
    </style:style>
    <style:style style:name="T13" style:family="text">
      <style:text-properties fo:letter-spacing="-0.0008in" style:text-scale="55%"/>
    </style:style>
    <style:style style:name="T14" style:family="text">
      <style:text-properties fo:letter-spacing="-0.0008in" style:text-scale="113%"/>
    </style:style>
    <style:style style:name="T15" style:family="text">
      <style:text-properties fo:letter-spacing="-0.0008in" style:text-scale="94%"/>
    </style:style>
    <style:style style:name="T16" style:family="text">
      <style:text-properties fo:letter-spacing="-0.0008in" style:text-scale="117%"/>
    </style:style>
    <style:style style:name="T17" style:family="text">
      <style:text-properties fo:letter-spacing="-0.0008in" style:text-scale="49%"/>
    </style:style>
    <style:style style:name="T18" style:family="text">
      <style:text-properties fo:letter-spacing="-0.0008in" style:text-scale="139%"/>
    </style:style>
    <style:style style:name="T19" style:family="text">
      <style:text-properties fo:letter-spacing="-0.0008in" style:text-scale="66%"/>
    </style:style>
    <style:style style:name="T20" style:family="text">
      <style:text-properties fo:letter-spacing="-0.0008in" style:text-scale="78%"/>
    </style:style>
    <style:style style:name="T21" style:family="text">
      <style:text-properties fo:letter-spacing="-0.0008in" style:text-scale="73%"/>
    </style:style>
    <style:style style:name="T22" style:family="text">
      <style:text-properties fo:letter-spacing="-0.0008in" style:text-scale="67%"/>
    </style:style>
    <style:style style:name="T23" style:family="text">
      <style:text-properties fo:letter-spacing="-0.0008in" style:text-scale="89%"/>
    </style:style>
    <style:style style:name="T24" style:family="text">
      <style:text-properties fo:letter-spacing="-0.0008in" style:text-scale="109%"/>
    </style:style>
    <style:style style:name="T25" style:family="text">
      <style:text-properties fo:letter-spacing="-0.0008in" style:text-scale="43%"/>
    </style:style>
    <style:style style:name="T26" style:family="text">
      <style:text-properties fo:letter-spacing="-0.0008in" style:text-scale="101%"/>
    </style:style>
    <style:style style:name="T27" style:family="text">
      <style:text-properties fo:letter-spacing="-0.0008in" style:text-scale="63%"/>
    </style:style>
    <style:style style:name="T28" style:family="text">
      <style:text-properties fo:letter-spacing="-0.0008in" style:text-scale="58%"/>
    </style:style>
    <style:style style:name="T29" style:family="text">
      <style:text-properties fo:letter-spacing="-0.0008in" style:text-scale="64%"/>
    </style:style>
    <style:style style:name="T30" style:family="text">
      <style:text-properties fo:letter-spacing="-0.0008in" style:text-scale="70%"/>
    </style:style>
    <style:style style:name="T31" style:family="text">
      <style:text-properties fo:letter-spacing="-0.0008in" style:text-scale="92%"/>
    </style:style>
    <style:style style:name="T32" style:family="text">
      <style:text-properties fo:letter-spacing="-0.0008in" style:text-scale="65%"/>
    </style:style>
    <style:style style:name="T33" style:family="text">
      <style:text-properties fo:letter-spacing="-0.0008in" style:text-scale="79%"/>
    </style:style>
    <style:style style:name="T34" style:family="text">
      <style:text-properties fo:letter-spacing="-0.0008in" style:text-scale="50%"/>
    </style:style>
    <style:style style:name="T35" style:family="text">
      <style:text-properties fo:letter-spacing="-0.0008in" style:text-scale="90%"/>
    </style:style>
    <style:style style:name="T36" style:family="text">
      <style:text-properties fo:letter-spacing="-0.0008in" style:text-scale="53%"/>
    </style:style>
    <style:style style:name="T37" style:family="text">
      <style:text-properties fo:letter-spacing="-0.0008in" style:text-scale="108%"/>
    </style:style>
    <style:style style:name="T38" style:family="text">
      <style:text-properties fo:letter-spacing="-0.0008in" style:text-scale="76%"/>
    </style:style>
    <style:style style:name="T39" style:family="text">
      <style:text-properties fo:letter-spacing="-0.0008in" style:text-scale="95%"/>
    </style:style>
    <style:style style:name="T40" style:family="text">
      <style:text-properties fo:letter-spacing="-0.0008in" style:text-scale="103%"/>
    </style:style>
    <style:style style:name="T41" style:family="text">
      <style:text-properties fo:letter-spacing="-0.0008in" style:text-scale="83%"/>
    </style:style>
    <style:style style:name="T42" style:family="text">
      <style:text-properties fo:letter-spacing="-0.0008in" style:text-scale="84%"/>
    </style:style>
    <style:style style:name="T43" style:family="text">
      <style:text-properties fo:letter-spacing="-0.0008in" style:text-scale="44%"/>
    </style:style>
    <style:style style:name="T44" style:family="text">
      <style:text-properties fo:letter-spacing="-0.0008in" style:text-scale="80%"/>
    </style:style>
    <style:style style:name="T45" style:family="text">
      <style:text-properties fo:letter-spacing="-0.0008in" style:text-scale="72%"/>
    </style:style>
    <style:style style:name="T46" style:family="text">
      <style:text-properties fo:letter-spacing="-0.0008in" style:text-scale="61%"/>
    </style:style>
    <style:style style:name="T47" style:family="text">
      <style:text-properties fo:letter-spacing="-0.0008in" style:text-scale="148%"/>
    </style:style>
    <style:style style:name="T48" style:family="text">
      <style:text-properties fo:letter-spacing="-0.0008in" style:text-scale="143%"/>
    </style:style>
    <style:style style:name="T49" style:family="text">
      <style:text-properties fo:letter-spacing="-0.0008in" style:text-scale="104%"/>
    </style:style>
    <style:style style:name="T50" style:family="text">
      <style:text-properties fo:letter-spacing="-0.0008in" style:text-scale="137%"/>
    </style:style>
    <style:style style:name="T51" style:family="text">
      <style:text-properties fo:letter-spacing="-0.0008in" style:text-scale="71%"/>
    </style:style>
    <style:style style:name="T52" style:family="text">
      <style:text-properties fo:letter-spacing="-0.0008in" style:text-scale="57%"/>
    </style:style>
    <style:style style:name="T53" style:family="text">
      <style:text-properties fo:letter-spacing="-0.0008in" style:text-scale="140%"/>
    </style:style>
    <style:style style:name="T54" style:family="text">
      <style:text-properties fo:letter-spacing="-0.0008in" style:text-scale="99%"/>
    </style:style>
    <style:style style:name="T55" style:family="text">
      <style:text-properties fo:letter-spacing="-0.0008in" style:text-scale="52%"/>
    </style:style>
    <style:style style:name="T56" style:family="text">
      <style:text-properties fo:letter-spacing="-0.0008in" style:text-scale="29%"/>
    </style:style>
    <style:style style:name="T57" style:family="text">
      <style:text-properties fo:letter-spacing="-0.0008in" style:text-scale="37%"/>
    </style:style>
    <style:style style:name="T58" style:family="text">
      <style:text-properties fo:letter-spacing="-0.0008in" style:text-scale="59%"/>
    </style:style>
    <style:style style:name="T59" style:family="text">
      <style:text-properties fo:letter-spacing="-0.0008in" style:text-scale="51%"/>
    </style:style>
    <style:style style:name="T60" style:family="text">
      <style:text-properties fo:letter-spacing="-0.0008in" style:text-scale="116%"/>
    </style:style>
    <style:style style:name="T61" style:family="text">
      <style:text-properties fo:letter-spacing="-0.0008in" style:text-scale="36%"/>
    </style:style>
    <style:style style:name="T62" style:family="text">
      <style:text-properties fo:letter-spacing="-0.0008in" style:text-scale="62%"/>
    </style:style>
    <style:style style:name="T63" style:family="text">
      <style:text-properties fo:letter-spacing="-0.0008in" style:text-scale="40%"/>
    </style:style>
    <style:style style:name="T64" style:family="text">
      <style:text-properties fo:letter-spacing="-0.0008in" style:text-scale="118%"/>
    </style:style>
    <style:style style:name="T65" style:family="text">
      <style:text-properties fo:letter-spacing="-0.0008in" style:text-scale="56%"/>
    </style:style>
    <style:style style:name="T66" style:family="text">
      <style:text-properties fo:letter-spacing="-0.0016in" style:text-scale="103%"/>
    </style:style>
    <style:style style:name="T67" style:family="text">
      <style:text-properties fo:letter-spacing="-0.0016in" style:text-scale="112%"/>
    </style:style>
    <style:style style:name="T68" style:family="text">
      <style:text-properties fo:letter-spacing="-0.0016in" style:text-scale="70%"/>
    </style:style>
    <style:style style:name="T69" style:family="text">
      <style:text-properties fo:letter-spacing="-0.0016in" style:text-scale="55%"/>
    </style:style>
    <style:style style:name="T70" style:family="text">
      <style:text-properties fo:letter-spacing="-0.0016in" style:text-scale="109%"/>
    </style:style>
    <style:style style:name="T71" style:family="text">
      <style:text-properties fo:letter-spacing="-0.0016in" style:text-scale="64%"/>
    </style:style>
    <style:style style:name="T72" style:family="text">
      <style:text-properties fo:letter-spacing="-0.0016in" style:text-scale="30%"/>
    </style:style>
    <style:style style:name="T73" style:family="text">
      <style:text-properties fo:letter-spacing="-0.0016in" style:text-scale="34%"/>
    </style:style>
    <style:style style:name="T74" style:family="text">
      <style:text-properties fo:letter-spacing="-0.0016in" style:text-scale="106%"/>
    </style:style>
    <style:style style:name="T75" style:family="text">
      <style:text-properties fo:letter-spacing="-0.0016in" style:text-scale="104%"/>
    </style:style>
    <style:style style:name="T76" style:family="text">
      <style:text-properties fo:letter-spacing="-0.0016in" style:text-scale="66%"/>
    </style:style>
    <style:style style:name="T77" style:family="text">
      <style:text-properties fo:letter-spacing="-0.0016in" style:text-scale="94%"/>
    </style:style>
    <style:style style:name="T78" style:family="text">
      <style:text-properties fo:letter-spacing="-0.0016in" style:text-scale="42%"/>
    </style:style>
    <style:style style:name="T79" style:family="text">
      <style:text-properties fo:letter-spacing="-0.0016in" style:text-scale="79%"/>
    </style:style>
    <style:style style:name="T80" style:family="text">
      <style:text-properties fo:letter-spacing="-0.0016in" style:text-scale="97%"/>
    </style:style>
    <style:style style:name="T81" style:family="text">
      <style:text-properties fo:letter-spacing="-0.0016in" style:text-scale="90%"/>
    </style:style>
    <style:style style:name="T82" style:family="text">
      <style:text-properties fo:letter-spacing="-0.0016in" style:text-scale="140%"/>
    </style:style>
    <style:style style:name="T83" style:family="text">
      <style:text-properties fo:letter-spacing="-0.0016in" style:text-scale="108%"/>
    </style:style>
    <style:style style:name="T84" style:family="text">
      <style:text-properties fo:letter-spacing="-0.0016in" style:text-scale="113%"/>
    </style:style>
    <style:style style:name="T85" style:family="text">
      <style:text-properties fo:letter-spacing="-0.0016in" style:text-scale="132%"/>
    </style:style>
    <style:style style:name="T86" style:family="text">
      <style:text-properties fo:letter-spacing="-0.0016in" style:text-scale="76%"/>
    </style:style>
    <style:style style:name="T87" style:family="text">
      <style:text-properties fo:letter-spacing="-0.0016in" style:text-scale="61%"/>
    </style:style>
    <style:style style:name="T88" style:family="text">
      <style:text-properties fo:letter-spacing="-0.0016in" style:text-scale="147%"/>
    </style:style>
    <style:style style:name="T89" style:family="text">
      <style:text-properties fo:letter-spacing="-0.0016in" style:text-scale="52%"/>
    </style:style>
    <style:style style:name="T90" style:family="text">
      <style:text-properties fo:letter-spacing="-0.0016in" style:text-scale="22%"/>
    </style:style>
    <style:style style:name="T91" style:family="text">
      <style:text-properties fo:letter-spacing="-0.0016in" style:text-scale="46%"/>
    </style:style>
    <style:style style:name="T92" style:family="text">
      <style:text-properties fo:letter-spacing="-0.0016in" style:text-scale="59%"/>
    </style:style>
    <style:style style:name="T93" style:family="text">
      <style:text-properties fo:letter-spacing="-0.0016in" style:text-scale="95%"/>
    </style:style>
    <style:style style:name="T94" style:family="text">
      <style:text-properties fo:letter-spacing="-0.0016in" style:text-scale="110%"/>
    </style:style>
    <style:style style:name="T95" style:family="text">
      <style:text-properties fo:letter-spacing="-0.0016in" style:text-scale="67%"/>
    </style:style>
    <style:style style:name="T96" style:family="text">
      <style:text-properties fo:letter-spacing="-0.0016in" style:text-scale="118%"/>
    </style:style>
    <style:style style:name="T97" style:family="text">
      <style:text-properties fo:letter-spacing="-0.0016in" style:text-scale="78%"/>
    </style:style>
    <style:style style:name="T98" style:family="text">
      <style:text-properties fo:letter-spacing="-0.0016in" style:text-scale="58%"/>
    </style:style>
    <style:style style:name="T99" style:family="text">
      <style:text-properties fo:letter-spacing="-0.0016in" style:text-scale="43%"/>
    </style:style>
    <style:style style:name="T100" style:family="text">
      <style:text-properties fo:letter-spacing="-0.0016in" style:text-scale="84%"/>
    </style:style>
    <style:style style:name="T101" style:family="text">
      <style:text-properties fo:letter-spacing="-0.0016in" style:text-scale="92%"/>
    </style:style>
    <style:style style:name="T102" style:family="text">
      <style:text-properties fo:letter-spacing="-0.0016in" style:text-scale="74%"/>
    </style:style>
    <style:style style:name="T103" style:family="text">
      <style:text-properties fo:letter-spacing="-0.0016in" style:text-scale="71%"/>
    </style:style>
    <style:style style:name="T104" style:family="text">
      <style:text-properties fo:letter-spacing="-0.0016in" style:text-scale="73%"/>
    </style:style>
    <style:style style:name="T105" style:family="text">
      <style:text-properties fo:letter-spacing="-0.0016in" style:text-scale="53%"/>
    </style:style>
    <style:style style:name="T106" style:family="text">
      <style:text-properties fo:letter-spacing="-0.0016in" style:text-scale="101%"/>
    </style:style>
    <style:style style:name="T107" style:family="text">
      <style:text-properties fo:letter-spacing="-0.0016in" style:text-scale="56%"/>
    </style:style>
    <style:style style:name="T108" style:family="text">
      <style:text-properties fo:letter-spacing="-0.0016in" style:text-scale="57%"/>
    </style:style>
    <style:style style:name="T109" style:family="text">
      <style:text-properties fo:letter-spacing="-0.0063in"/>
    </style:style>
    <style:style style:name="T110" style:family="text">
      <style:text-properties style:text-scale="90%"/>
    </style:style>
    <style:style style:name="T111" style:family="text">
      <style:text-properties style:text-scale="63%"/>
    </style:style>
    <style:style style:name="T112" style:family="text">
      <style:text-properties style:text-scale="74%"/>
    </style:style>
    <style:style style:name="T113" style:family="text">
      <style:text-properties fo:letter-spacing="-0.0071in"/>
    </style:style>
    <style:style style:name="T114" style:family="text">
      <style:text-properties style:text-scale="55%"/>
    </style:style>
    <style:style style:name="T115" style:family="text">
      <style:text-properties fo:letter-spacing="-0.0047in"/>
    </style:style>
    <style:style style:name="T116" style:family="text">
      <style:text-properties style:text-scale="119%"/>
    </style:style>
    <style:style style:name="T117" style:family="text">
      <style:text-properties style:text-scale="30%"/>
    </style:style>
    <style:style style:name="T118" style:family="text">
      <style:text-properties style:text-scale="34%"/>
    </style:style>
    <style:style style:name="T119" style:family="text">
      <style:text-properties style:text-scale="113%"/>
    </style:style>
    <style:style style:name="T120" style:family="text">
      <style:text-properties style:text-scale="64%"/>
    </style:style>
    <style:style style:name="T121" style:family="text">
      <style:text-properties style:text-scale="61%"/>
    </style:style>
    <style:style style:name="T122" style:family="text">
      <style:text-properties style:text-scale="103%"/>
    </style:style>
    <style:style style:name="T123" style:family="text">
      <style:text-properties fo:letter-spacing="-0.0055in"/>
    </style:style>
    <style:style style:name="T124" style:family="text">
      <style:text-properties style:text-scale="49%"/>
    </style:style>
    <style:style style:name="T125" style:family="text">
      <style:text-properties style:text-scale="148%"/>
    </style:style>
    <style:style style:name="T126" style:family="text">
      <style:text-properties style:text-scale="66%"/>
    </style:style>
    <style:style style:name="T127" style:family="text">
      <style:text-properties style:text-scale="110%"/>
    </style:style>
    <style:style style:name="T128" style:family="text">
      <style:text-properties style:text-scale="139%"/>
    </style:style>
    <style:style style:name="T129" style:family="text">
      <style:text-properties style:text-scale="101%"/>
    </style:style>
    <style:style style:name="T130" style:family="text">
      <style:text-properties style:text-scale="78%"/>
    </style:style>
    <style:style style:name="T131" style:family="text">
      <style:text-properties style:text-scale="60%"/>
    </style:style>
    <style:style style:name="T132" style:family="text">
      <style:text-properties style:text-scale="73%"/>
    </style:style>
    <style:style style:name="T133" style:family="text">
      <style:text-properties style:text-scale="67%"/>
    </style:style>
    <style:style style:name="T134" style:family="text">
      <style:text-properties style:font-name="Lucida Sans" fo:letter-spacing="-0.0146in" style:font-name-asian="Lucida Sans1" style:font-name-complex="Lucida Sans1"/>
    </style:style>
    <style:style style:name="T135" style:family="text">
      <style:text-properties style:font-name="Lucida Sans" style:font-name-asian="Lucida Sans1" style:font-name-complex="Lucida Sans1" style:text-scale="68%"/>
    </style:style>
    <style:style style:name="T136" style:family="text">
      <style:text-properties fo:letter-spacing="-0.0043in"/>
    </style:style>
    <style:style style:name="T137" style:family="text">
      <style:text-properties style:text-scale="147%"/>
    </style:style>
    <style:style style:name="T138" style:family="text">
      <style:text-properties style:text-scale="57%"/>
    </style:style>
    <style:style style:name="T139" style:family="text">
      <style:text-properties fo:letter-spacing="-0.0154in"/>
    </style:style>
    <style:style style:name="T140" style:family="text">
      <style:text-properties style:text-scale="106%"/>
    </style:style>
    <style:style style:name="T141" style:family="text">
      <style:text-properties style:text-scale="109%"/>
    </style:style>
    <style:style style:name="T142" style:family="text">
      <style:text-properties style:text-scale="112%"/>
    </style:style>
    <style:style style:name="T143" style:family="text">
      <style:text-properties fo:letter-spacing="-0.0173in"/>
    </style:style>
    <style:style style:name="T144" style:family="text">
      <style:text-properties style:text-scale="138%"/>
    </style:style>
    <style:style style:name="T145" style:family="text">
      <style:text-properties style:text-scale="114%"/>
    </style:style>
    <style:style style:name="T146" style:family="text">
      <style:text-properties style:text-scale="70%"/>
    </style:style>
    <style:style style:name="T147" style:family="text">
      <style:text-properties style:text-scale="97%"/>
    </style:style>
    <style:style style:name="T148" style:family="text">
      <style:text-properties style:text-scale="46%"/>
    </style:style>
    <style:style style:name="T149" style:family="text">
      <style:text-properties style:text-scale="85%"/>
    </style:style>
    <style:style style:name="T150" style:family="text">
      <style:text-properties style:text-scale="52%"/>
    </style:style>
    <style:style style:name="T151" style:family="text">
      <style:text-properties style:text-scale="95%"/>
    </style:style>
    <style:style style:name="T152" style:family="text">
      <style:text-properties style:text-scale="45%"/>
    </style:style>
    <style:style style:name="T153" style:family="text">
      <style:text-properties style:text-scale="65%"/>
    </style:style>
    <style:style style:name="T154" style:family="text">
      <style:text-properties style:text-scale="50%"/>
    </style:style>
    <style:style style:name="T155" style:family="text">
      <style:text-properties style:text-scale="53%"/>
    </style:style>
    <style:style style:name="T156" style:family="text">
      <style:text-properties style:text-scale="88%"/>
    </style:style>
    <style:style style:name="T157" style:family="text">
      <style:text-properties style:text-scale="58%"/>
    </style:style>
    <style:style style:name="T158" style:family="text">
      <style:text-properties style:text-scale="84%"/>
    </style:style>
    <style:style style:name="T159" style:family="text">
      <style:text-properties style:text-scale="132%"/>
    </style:style>
    <style:style style:name="T160" style:family="text">
      <style:text-properties style:text-scale="92%"/>
    </style:style>
    <style:style style:name="T161" style:family="text">
      <style:text-properties style:text-scale="44%"/>
    </style:style>
    <style:style style:name="T162" style:family="text">
      <style:text-properties style:text-scale="59%"/>
    </style:style>
    <style:style style:name="T163" style:family="text">
      <style:text-properties style:text-scale="80%"/>
    </style:style>
    <style:style style:name="T164" style:family="text">
      <style:text-properties style:text-scale="72%"/>
    </style:style>
    <style:style style:name="T165" style:family="text">
      <style:text-properties style:text-scale="31%"/>
    </style:style>
    <style:style style:name="T166" style:family="text">
      <style:text-properties style:text-scale="32%"/>
    </style:style>
    <style:style style:name="T167" style:family="text">
      <style:text-properties fo:letter-spacing="0.0008in" style:text-scale="113%"/>
    </style:style>
    <style:style style:name="T168" style:family="text">
      <style:text-properties style:text-scale="104%"/>
    </style:style>
    <style:style style:name="T169" style:family="text">
      <style:text-properties style:text-scale="35%"/>
    </style:style>
    <style:style style:name="T170" style:family="text">
      <style:text-properties style:text-scale="76%"/>
    </style:style>
    <style:style style:name="T171" style:family="text">
      <style:text-properties style:text-scale="71%"/>
    </style:style>
    <style:style style:name="T172" style:family="text">
      <style:text-properties style:text-scale="99%"/>
    </style:style>
    <style:style style:name="T173" style:family="text">
      <style:text-properties style:text-scale="111%"/>
    </style:style>
    <style:style style:name="T174" style:family="text">
      <style:text-properties style:text-scale="29%"/>
    </style:style>
    <style:style style:name="T175" style:family="text">
      <style:text-properties style:text-scale="83%"/>
    </style:style>
    <style:style style:name="T176" style:family="text">
      <style:text-properties style:text-scale="37%"/>
    </style:style>
    <style:style style:name="T177" style:family="text">
      <style:text-properties style:text-scale="51%"/>
    </style:style>
    <style:style style:name="T178" style:family="text">
      <style:text-properties style:text-scale="36%"/>
    </style:style>
    <style:style style:name="T179" style:family="text">
      <style:text-properties style:text-scale="118%"/>
    </style:style>
    <style:style style:name="T180" style:family="text">
      <style:text-properties style:text-scale="62%"/>
    </style:style>
    <style:style style:name="T181" style:family="text">
      <style:text-properties style:text-scale="137%"/>
    </style:style>
    <style:style style:name="T182" style:family="text">
      <style:text-properties fo:letter-spacing="-0.0075in"/>
    </style:style>
    <style:style style:name="T183" style:family="text">
      <style:text-properties style:text-scale="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A"/>
        <table:table-column table:style-name="Table1.D"/>
        <table:table-column table:style-name="Table1.E"/>
        <table:table-row>
          <table:table-cell table:style-name="Table1.A1" office:value-type="string">
            <text:p text:style-name="P15">‫اولویت‬</text:p>
          </table:table-cell>
          <table:table-cell table:style-name="Table1.A1" office:value-type="string">
            <text:p text:style-name="P4">‫دید‬ ‫قابلیت‬</text:p>
          </table:table-cell>
          <table:table-cell table:style-name="Table1.A1" office:value-type="string">
            <text:p text:style-name="P4">‫فوریت‬</text:p>
          </table:table-cell>
          <table:table-cell table:style-name="Table1.A1" office:value-type="string">
            <text:p text:style-name="P4">‫شرح مختصری از مشکلات فرصت ها و بخشنامه ها</text:p>
          </table:table-cell>
          <table:table-cell table:style-name="Table1.E1" office:value-type="string">
            <text:p text:style-name="P4">ردیف</text:p>
          </table:table-cell>
        </table:table-row>
        <table:table-row>
          <table:table-cell table:style-name="Table1.A2" office:value-type="string">
            <text:p text:style-name="P10">۱</text:p>
          </table:table-cell>
          <table:table-cell table:style-name="Table1.A2" office:value-type="string">
            <text:p text:style-name="P10">بالا</text:p>
          </table:table-cell>
          <table:table-cell table:style-name="Table1.A2" office:value-type="string">
            <text:p text:style-name="P24">ASAP</text:p>
          </table:table-cell>
          <table:table-cell table:style-name="Table1.A2" office:value-type="string">
            <text:p text:style-name="P5">نبود یک مکان رسمی برای اطلاع رسانی همگانی برای هر درس و دانشگاه <text:span text:style-name="T1">به دانشجویی .باعث به وجود آمدن مشکلاتی برای استاد و دانشجویان می شود</text:span></text:p>
          </table:table-cell>
          <table:table-cell table:style-name="Table1.E2" office:value-type="string">
            <text:p text:style-name="P4">۱</text:p>
          </table:table-cell>
        </table:table-row>
        <table:table-row>
          <table:table-cell table:style-name="Table1.A2" office:value-type="string">
            <text:p text:style-name="P10">۱</text:p>
          </table:table-cell>
          <table:table-cell table:style-name="Table1.A2" office:value-type="string">
            <text:p text:style-name="P10">بالا</text:p>
          </table:table-cell>
          <table:table-cell table:style-name="Table1.A2" office:value-type="string">
            <text:p text:style-name="P23">ASAP</text:p>
          </table:table-cell>
          <table:table-cell table:style-name="Table1.A2" office:value-type="string">
            <text:p text:style-name="P7">مدیریت و پاسخ به سوالات دانشجویان برای استاد به صورت ایمیلی دشوار و سخت می باشد و از طرفی ممکن است یک سوال برای چندین دانشجو در یک کلاس یک دانشگاه و یا دانشگاه های مختلف مشترک باشد</text:p>
          </table:table-cell>
          <table:table-cell table:style-name="Table1.E2" office:value-type="string">
            <text:p text:style-name="P6">۲</text:p>
          </table:table-cell>
        </table:table-row>
        <table:table-row>
          <table:table-cell table:style-name="Table1.A2" office:value-type="string">
            <text:p text:style-name="P10">۲</text:p>
          </table:table-cell>
          <table:table-cell table:style-name="Table1.A2" office:value-type="string">
            <text:p text:style-name="P10">متوسط</text:p>
          </table:table-cell>
          <table:table-cell table:style-name="Table1.A2" office:value-type="string">
            <text:p text:style-name="P23">ASAP</text:p>
          </table:table-cell>
          <table:table-cell table:style-name="Table1.A2" office:value-type="string">
            <text:p text:style-name="P7">اساتید باید برای منابعی که برای دروس مختلف تدریس می کنند باید آنها را مکانی آپلود کنند که مدیریت آنها برای استاد و دسترسی برای دانشجویان دشوار است</text:p>
          </table:table-cell>
          <table:table-cell table:style-name="Table1.E2" office:value-type="string">
            <text:p text:style-name="P6">۳</text:p>
          </table:table-cell>
        </table:table-row>
        <table:table-row>
          <table:table-cell table:style-name="Table1.A2" office:value-type="string">
            <text:p text:style-name="P11">۳</text:p>
          </table:table-cell>
          <table:table-cell table:style-name="Table1.A2" office:value-type="string">
            <text:p text:style-name="P17">کم</text:p>
          </table:table-cell>
          <table:table-cell table:style-name="Table1.A2" office:value-type="string">
            <text:p text:style-name="P16">۳ ماه</text:p>
          </table:table-cell>
          <table:table-cell table:style-name="Table1.A2" office:value-type="string">
            <text:p text:style-name="P8">نبود اطلاع رسانی سریع به دانشجو با ایمیل و قابلیت داشتن خبرنامه برای دانشجویان برای اطلاع از آخرین رویداد های سیستم</text:p>
          </table:table-cell>
          <table:table-cell table:style-name="Table1.E2" office:value-type="string">
            <text:p text:style-name="P6">۴</text:p>
          </table:table-cell>
        </table:table-row>
        <table:table-row>
          <table:table-cell table:style-name="Table1.A2" office:value-type="string">
            <text:p text:style-name="P11">۴</text:p>
          </table:table-cell>
          <table:table-cell table:style-name="Table1.A2" office:value-type="string">
            <text:p text:style-name="P11">کم</text:p>
          </table:table-cell>
          <table:table-cell table:style-name="Table1.A2" office:value-type="string">
            <text:p text:style-name="P16">۶ ماه</text:p>
          </table:table-cell>
          <table:table-cell table:style-name="Table1.A2" office:value-type="string">
            <text:p text:style-name="P8">سیستم باید قابلیت توسعه پذیری را داشته باشد تا در صورت امکان بتوان پلاگین مربوط به آن را توسعه داد ولی سیستم های کنونی چنین امکانی را به صورت کامل ندارد </text:p>
          </table:table-cell>
          <table:table-cell table:style-name="Table1.E2" office:value-type="string">
            <text:p text:style-name="P9">۵</text:p>
          </table:table-cell>
        </table:table-row>
        <table:table-row>
          <table:table-cell table:style-name="Table1.A2" office:value-type="string">
            <text:p text:style-name="P11">۴</text:p>
          </table:table-cell>
          <table:table-cell table:style-name="Table1.A2" office:value-type="string">
            <text:p text:style-name="P11">متوسط</text:p>
          </table:table-cell>
          <table:table-cell table:style-name="Table1.A2" office:value-type="string">
            <text:p text:style-name="P16">۴ ماه</text:p>
          </table:table-cell>
          <table:table-cell table:style-name="Table1.A2" office:value-type="string">
            <text:p text:style-name="P8">امکان حضور و غیاب دانشجویان به صورت آنلاین در سیستم وجود ندارد و این کار می تواند برای سیستم یک مزیت رقابتی به حساب بیاید</text:p>
          </table:table-cell>
          <table:table-cell table:style-name="Table1.E2" office:value-type="string">
            <text:p text:style-name="P9">۶</text:p>
          </table:table-cell>
        </table:table-row>
        <table:table-row>
          <table:table-cell table:style-name="Table1.A2" office:value-type="string">
            <text:p text:style-name="P11">۵</text:p>
          </table:table-cell>
          <table:table-cell table:style-name="Table1.A2" office:value-type="string">
            <text:p text:style-name="P11">متوسط</text:p>
          </table:table-cell>
          <table:table-cell table:style-name="Table1.A2" office:value-type="string">
            <text:p text:style-name="P16">۲ ماه</text:p>
          </table:table-cell>
          <table:table-cell table:style-name="Table1.A2" office:value-type="string">
            <text:p text:style-name="P8">پیام های فرستاده شده توسط دانشجو و استاد قابل آرشیو پذیری نیستند</text:p>
          </table:table-cell>
          <table:table-cell table:style-name="Table1.E2" office:value-type="string">
            <text:p text:style-name="P9">۷</text:p>
          </table:table-cell>
        </table:table-row>
        <table:table-row>
          <table:table-cell table:style-name="Table1.A2" office:value-type="string">
            <text:p text:style-name="P11">۲</text:p>
          </table:table-cell>
          <table:table-cell table:style-name="Table1.A2" office:value-type="string">
            <text:p text:style-name="P11">بالا</text:p>
          </table:table-cell>
          <table:table-cell table:style-name="Table1.A2" office:value-type="string">
            <text:p text:style-name="P16">۶ ماه</text:p>
          </table:table-cell>
          <table:table-cell table:style-name="Table1.A2" office:value-type="string">
            <text:p text:style-name="P8">سیستم <text:s/>قابلیت شخصی سازی <text:span text:style-name="T2">کامل را داشته باشد تا با سلیقه اساتید مختلف سازگار باشد</text:span></text:p>
          </table:table-cell>
          <table:table-cell table:style-name="Table1.E2" office:value-type="string">
            <text:p text:style-name="P9">۸</text:p>
          </table:table-cell>
        </table:table-row>
      </table:table>
      <text:p text:style-name="P18"/>
      <text:h text:style-name="P36" text:outline-level="1"><text:span text:style-name="T138">ش</text:span><text:span text:style-name="T70">ر</text:span><text:span text:style-name="T24">ح</text:span><text:span text:style-name="T139"> </text:span><text:span text:style-name="T140">م</text:span><text:span text:style-name="T5">خ</text:span><text:span text:style-name="T25">ت</text:span><text:span text:style-name="T131">ص</text:span><text:span text:style-name="T141">ر</text:span><text:span text:style-name="T142">ی</text:span><text:span text:style-name="T143"> </text:span><text:span text:style-name="T116">ا</text:span><text:span text:style-name="T26">ز</text:span><text:span text:style-name="T139"> </text:span><text:span text:style-name="T140">م</text:span><text:span text:style-name="T6">ش</text:span><text:span text:style-name="T120">ک</text:span><text:span text:style-name="T144">ل</text:span><text:span text:style-name="T145">‬ت</text:span></text:h>
      <text:p text:style-name="P31"><text:span text:style-name="T146">ا</text:span><text:span text:style-name="T71">ز</text:span><text:span text:style-name="T115"> </text:span><text:span text:style-name="T116">آ</text:span><text:span text:style-name="T72">ن</text:span><text:span text:style-name="T147">ج</text:span><text:span text:style-name="T14">ا</text:span><text:span text:style-name="T73">ی</text:span><text:span text:style-name="T147">ی</text:span><text:span text:style-name="T109"> </text:span><text:span text:style-name="T148">ک</text:span><text:span text:style-name="T137">ه</text:span><text:span text:style-name="T109"> </text:span><text:span text:style-name="T111">ا</text:span><text:span text:style-name="T27">س</text:span><text:span text:style-name="T14">ا</text:span><text:span text:style-name="T28">تید</text:span><text:span text:style-name="T115"> </text:span><text:span text:style-name="T119">د</text:span><text:span text:style-name="T120">ر</text:span><text:span text:style-name="T109"> </text:span><text:span text:style-name="T149">طو</text:span><text:span text:style-name="T74">ل</text:span><text:span text:style-name="T115"> </text:span><text:span text:style-name="T118">ی</text:span><text:span text:style-name="T75">ک</text:span><text:span text:style-name="T113"> </text:span><text:span text:style-name="T120">ت</text:span><text:span text:style-name="T29">رم</text:span><text:span text:style-name="T115"> </text:span><text:span text:style-name="T119">د</text:span><text:span text:style-name="T120">ر</text:span><text:span text:style-name="T109"> </text:span><text:span text:style-name="T119">د</text:span><text:span text:style-name="T146">ا</text:span><text:span text:style-name="T72">ن</text:span><text:span text:style-name="T30">ش</text:span><text:span text:style-name="T150">گ</text:span><text:span text:style-name="T14">ا</text:span><text:span text:style-name="T127">ه</text:span><text:span text:style-name="T113"> </text:span><text:span text:style-name="T128">ه</text:span><text:span text:style-name="T14">ا</text:span><text:span text:style-name="T129">ی</text:span><text:span text:style-name="T115"> </text:span><text:span text:style-name="T151">م</text:span><text:span text:style-name="T76">خ</text:span><text:span text:style-name="T19">ت</text:span><text:span text:style-name="T152">ل</text:span><text:span text:style-name="T31">ف</text:span><text:span text:style-name="T109"> </text:span><text:span text:style-name="T119">د</text:span><text:span text:style-name="T120">ر</text:span><text:span text:style-name="T77">و</text:span><text:span text:style-name="T15">س</text:span><text:span text:style-name="T115"> </text:span><text:span text:style-name="T151">م</text:span><text:span text:style-name="T76">خ</text:span><text:span text:style-name="T19">ت</text:span><text:span text:style-name="T152">ل</text:span><text:span text:style-name="T78">ف</text:span><text:span text:style-name="T147">ی</text:span><text:span text:style-name="T115"> </text:span><text:span text:style-name="T120">ر</text:span><text:span text:style-name="T68">ا</text:span><text:span text:style-name="T123"> </text:span><text:span text:style-name="T153">ت</text:span><text:span text:style-name="T32">د</text:span><text:span text:style-name="T120">ر</text:span><text:span text:style-name="T79">ی</text:span><text:span text:style-name="T33">س</text:span><text:span text:style-name="T115"> </text:span><text:span text:style-name="T151">م</text:span><text:span text:style-name="T80">ی</text:span><text:span text:style-name="T115"> </text:span><text:span text:style-name="T154">ک</text:span><text:span text:style-name="T34">ن</text:span><text:span text:style-name="T81">ن</text:span><text:span text:style-name="T35">د</text:span><text:span text:style-name="T115"> </text:span><text:span text:style-name="T151">م</text:span><text:span text:style-name="T82">د</text:span><text:span text:style-name="T155">ی</text:span><text:span text:style-name="T36">ر</text:span><text:span text:style-name="T118">ی</text:span><text:span text:style-name="T66">ت</text:span><text:span text:style-name="T115"> </text:span><text:span text:style-name="T148">ک</text:span><text:span text:style-name="T83">ل</text:span><text:span text:style-name="T37">س</text:span><text:span text:style-name="T123"> </text:span><text:span text:style-name="T10">ب</text:span><text:span text:style-name="T137">ه</text:span><text:span text:style-name="T109"> </text:span><text:span text:style-name="T151">م</text:span><text:span text:style-name="T30">ش</text:span><text:span text:style-name="T130">ک</text:span><text:span text:style-name="T20">ل</text:span><text:span text:style-name="T123"> </text:span><text:span text:style-name="T10">ب</text:span><text:span text:style-name="T7">ر</text:span><text:span text:style-name="T115"> </text:span><text:span text:style-name="T151">م</text:span><text:span text:style-name="T80">ی</text:span><text:span text:style-name="T146"> </text:span><text:span text:style-name="T156">خو</text:span><text:span text:style-name="T120">ر</text:span><text:span text:style-name="T84">د</text:span><text:span text:style-name="T157">.</text:span><text:span text:style-name="T146">ا</text:span><text:span text:style-name="T120">ز</text:span><text:span text:style-name="T109"> </text:span><text:span text:style-name="T110">ج</text:span><text:span text:style-name="T85">م</text:span><text:span text:style-name="T152">ل</text:span><text:span text:style-name="T137">ه</text:span><text:span text:style-name="T109"> </text:span><text:span text:style-name="T146">ا</text:span><text:span text:style-name="T158">ط</text:span><text:span text:style-name="T86">ل</text:span><text:span text:style-name="T38"> ع</text:span><text:span text:style-name="T115"> </text:span><text:span text:style-name="T120">ر</text:span><text:span text:style-name="T87">س</text:span><text:span text:style-name="T14">ا</text:span><text:span text:style-name="T117">ن</text:span><text:span text:style-name="T147">ی</text:span><text:span text:style-name="T109"> </text:span><text:span text:style-name="T133">س</text:span><text:span text:style-name="T22">ر</text:span><text:span text:style-name="T118">ی</text:span><text:span text:style-name="T39">ع</text:span><text:span text:style-name="T136"> </text:span><text:span text:style-name="T10">ب</text:span><text:span text:style-name="T88">ه</text:span><text:span text:style-name="T113"> </text:span><text:span text:style-name="T128">ه</text:span><text:span text:style-name="T159">م</text:span><text:span text:style-name="T137">ه</text:span><text:span text:style-name="T109"> </text:span><text:span text:style-name="T119">د</text:span><text:span text:style-name="T146">ا</text:span><text:span text:style-name="T72">ن</text:span><text:span text:style-name="T30">ش</text:span><text:span text:style-name="T160">جو</text:span><text:span text:style-name="T118">ی</text:span><text:span text:style-name="T14">ا</text:span><text:span text:style-name="T40">ن</text:span><text:span text:style-name="T115"> </text:span><text:span text:style-name="T118">ی</text:span><text:span text:style-name="T75">ک</text:span><text:span text:style-name="T109"> </text:span><text:span text:style-name="T119">د</text:span><text:span text:style-name="T110">ر</text:span><text:span text:style-name="T35">س</text:span><text:span text:style-name="T115"> </text:span><text:span text:style-name="T112">و</text:span><text:span text:style-name="T109"> </text:span><text:span text:style-name="T119">د</text:span><text:span text:style-name="T68">ا</text:span><text:span text:style-name="T117">ن</text:span><text:span text:style-name="T30">ش</text:span><text:span text:style-name="T89">گ</text:span><text:span text:style-name="T14">ا</text:span><text:span text:style-name="T127">ه</text:span><text:span text:style-name="T115"> </text:span><text:span text:style-name="T110">خ</text:span><text:span text:style-name="T14">ا</text:span><text:span text:style-name="T41">ص</text:span><text:span text:style-name="T123"> </text:span><text:span text:style-name="T157">ق</text:span><text:span text:style-name="T28">ر</text:span><text:span text:style-name="T146">ا</text:span><text:span text:style-name="T71">ر</text:span><text:span text:style-name="T115"> </text:span><text:span text:style-name="T119">د</text:span><text:span text:style-name="T68">ا</text:span><text:span text:style-name="T119">د</text:span><text:span text:style-name="T122">ن</text:span><text:span text:style-name="T109"> </text:span><text:span text:style-name="T132">م</text:span><text:span text:style-name="T21">ن</text:span><text:span text:style-name="T14">ا</text:span><text:span text:style-name="T90">ب</text:span><text:span text:style-name="T39">ع</text:span><text:span text:style-name="T115"> </text:span><text:span text:style-name="T119">د</text:span><text:span text:style-name="T110">ر</text:span><text:span text:style-name="T35">س</text:span><text:span text:style-name="T109"> </text:span><text:span text:style-name="T158">م</text:span><text:span text:style-name="T42">ر</text:span><text:span text:style-name="T91">ب</text:span><text:span text:style-name="T148">و</text:span><text:span text:style-name="T158">ط</text:span><text:span text:style-name="T137">ه</text:span><text:span text:style-name="T123"> </text:span><text:span text:style-name="T161">ب</text:span><text:span text:style-name="T43">ر</text:span><text:span text:style-name="T68">ا</text:span><text:span text:style-name="T129">ی</text:span><text:span text:style-name="T109"> </text:span><text:span text:style-name="T119">د</text:span><text:span text:style-name="T146">ا</text:span><text:span text:style-name="T72">ن</text:span><text:span text:style-name="T30">ش</text:span><text:span text:style-name="T160">جو</text:span><text:span text:style-name="T118">ی</text:span><text:span text:style-name="T14">ا</text:span><text:span text:style-name="T122">ن</text:span><text:span text:style-name="T109"> </text:span><text:span text:style-name="T112">و</text:span><text:span text:style-name="T156"> </text:span><text:span text:style-name="T117">ن</text:span><text:span text:style-name="T92">ب</text:span><text:span text:style-name="T162">و</text:span><text:span text:style-name="T119">د</text:span><text:span text:style-name="T109"> </text:span><text:span text:style-name="T146">ا</text:span><text:span text:style-name="T151">م</text:span><text:span text:style-name="T89">ک</text:span><text:span text:style-name="T14">ا</text:span><text:span text:style-name="T122">ن</text:span><text:span text:style-name="T109"> </text:span><text:span text:style-name="T163">ط</text:span><text:span text:style-name="T44">ر</text:span><text:span text:style-name="T31">ح</text:span><text:span text:style-name="T115"> </text:span><text:span text:style-name="T164">پ</text:span><text:span text:style-name="T45">رسش</text:span><text:span text:style-name="T109"> </text:span><text:span text:style-name="T146">ا</text:span><text:span text:style-name="T120">ز</text:span><text:span text:style-name="T109"> </text:span><text:span text:style-name="T146">سو</text:span><text:span text:style-name="T129">ی</text:span><text:span text:style-name="T109"> </text:span><text:span text:style-name="T119">د</text:span><text:span text:style-name="T146">ا</text:span><text:span text:style-name="T72">ن</text:span><text:span text:style-name="T30">ش</text:span><text:span text:style-name="T160">جو</text:span><text:span text:style-name="T109"> </text:span><text:span text:style-name="T112">و</text:span><text:span text:style-name="T109"> </text:span><text:span text:style-name="T165">پ</text:span><text:span text:style-name="T45">اس</text:span><text:span text:style-name="T147">خ</text:span><text:span text:style-name="T71">گ</text:span><text:span text:style-name="T120">و</text:span><text:span text:style-name="T118">ی</text:span><text:span text:style-name="T147">ی</text:span><text:span text:style-name="T109"> </text:span><text:span text:style-name="T114">ا</text:span><text:span text:style-name="T13">ست</text:span><text:span text:style-name="T14">ا</text:span><text:span text:style-name="T119">د</text:span><text:span text:style-name="T123"> </text:span><text:span text:style-name="T10">ب</text:span><text:span text:style-name="T137">ه</text:span><text:span text:style-name="T109"> </text:span><text:span text:style-name="T116">آ</text:span><text:span text:style-name="T40">ن</text:span><text:span text:style-name="T123"> </text:span><text:span text:style-name="T10">ب</text:span><text:span text:style-name="T137">ه</text:span><text:span text:style-name="T109"> </text:span><text:span text:style-name="T131">صو</text:span><text:span text:style-name="T120">ر</text:span><text:span text:style-name="T15">ت</text:span><text:span text:style-name="T123"> </text:span><text:span text:style-name="T111">ع</text:span><text:span text:style-name="T140">مو</text:span><text:span text:style-name="T93">م</text:span><text:span text:style-name="T147">ی</text:span><text:span text:style-name="T109"> </text:span><text:span text:style-name="T112">و</text:span><text:span text:style-name="T109"> </text:span><text:span text:style-name="T110">خ</text:span><text:span text:style-name="T157">ص</text:span><text:span text:style-name="T28">وص</text:span><text:span text:style-name="T147">ی</text:span><text:span text:style-name="T123"> </text:span><text:span text:style-name="T10">ب</text:span><text:span text:style-name="T14">ا</text:span><text:span text:style-name="T27">ع</text:span><text:span text:style-name="T122">ث</text:span><text:span text:style-name="T109"> </text:span><text:span text:style-name="T158">ش</text:span><text:span text:style-name="T42">د</text:span><text:span text:style-name="T94">ه</text:span><text:span text:style-name="T115"> </text:span><text:span text:style-name="T148">ک</text:span><text:span text:style-name="T88">ه</text:span><text:span text:style-name="T115"> </text:span><text:span text:style-name="T151">م</text:span><text:span text:style-name="T14">ا</text:span><text:span text:style-name="T123"> </text:span><text:span text:style-name="T10">ب</text:span><text:span text:style-name="T137">ه</text:span><text:span text:style-name="T123"> </text:span><text:span text:style-name="T166">ف</text:span><text:span text:style-name="T87">ک</text:span><text:span text:style-name="T46">ر</text:span><text:span text:style-name="T136"> </text:span><text:span text:style-name="T128">ه</text:span><text:span text:style-name="T159">م</text:span><text:span text:style-name="T95">چ</text:span><text:span text:style-name="T22">نی</text:span><text:span text:style-name="T16">ن</text:span></text:p>
      <text:p text:style-name="P32"><text:span text:style-name="T157">.</text:span><text:span text:style-name="T167">د</text:span><text:span text:style-name="T146">ا</text:span><text:span text:style-name="T119">د</text:span><text:span text:style-name="T40">ن</text:span><text:span text:style-name="T109"> </text:span><text:span text:style-name="T118">ی</text:span><text:span text:style-name="T168">ک</text:span><text:span text:style-name="T109"> </text:span><text:span text:style-name="T120">ر</text:span><text:span text:style-name="T146">ا</text:span><text:span text:style-name="T94">ه</text:span><text:span text:style-name="T115"> </text:span><text:span text:style-name="T110">ح</text:span><text:span text:style-name="T96">ل</text:span><text:span text:style-name="T136"> </text:span><text:span text:style-name="T10">ب</text:span><text:span text:style-name="T7">ر</text:span><text:span text:style-name="T146">ا</text:span><text:span text:style-name="T129">ی</text:span><text:span text:style-name="T109"> </text:span><text:span text:style-name="T146">ا</text:span><text:span text:style-name="T73">ی</text:span><text:span text:style-name="T16">ن</text:span><text:span text:style-name="T115"> </text:span><text:span text:style-name="T151">م</text:span><text:span text:style-name="T30">ش</text:span><text:span text:style-name="T97">ک</text:span><text:span text:style-name="T20">ل</text:span><text:span text:style-name="T123"> </text:span><text:span text:style-name="T128">ه</text:span><text:span text:style-name="T14">ا</text:span><text:span text:style-name="T109"> </text:span><text:span text:style-name="T158">ش</text:span><text:span text:style-name="T42">د</text:span><text:span text:style-name="T127">ه</text:span><text:span text:style-name="T109"> </text:span><text:span text:style-name="T146">ا</text:span><text:span text:style-name="T118">ی</text:span><text:span text:style-name="T47">م</text:span></text:p>
      <text:h text:style-name="P37" text:outline-level="1"><text:span text:style-name="T138">ش</text:span><text:span text:style-name="T70">ر</text:span><text:span text:style-name="T24">ح</text:span><text:span text:style-name="T139"> </text:span><text:span text:style-name="T140">م</text:span><text:span text:style-name="T5">خ</text:span><text:span text:style-name="T25">ت</text:span><text:span text:style-name="T131">ص</text:span><text:span text:style-name="T141">ر</text:span><text:span text:style-name="T142">ی</text:span><text:span text:style-name="T143"> </text:span><text:span text:style-name="T116">ا</text:span><text:span text:style-name="T26">ز</text:span><text:span text:style-name="T139"> </text:span><text:span text:style-name="T138">س</text:span><text:span text:style-name="T13">یس</text:span><text:span text:style-name="T25">ت</text:span><text:span text:style-name="T48">م</text:span><text:span text:style-name="T139"> </text:span><text:span text:style-name="T168">م</text:span><text:span text:style-name="T49">و</text:span><text:span text:style-name="T26">ر</text:span><text:span text:style-name="T50">د</text:span><text:span text:style-name="T143"> </text:span><text:span text:style-name="T169">ت</text:span><text:span text:style-name="T170">ق</text:span><text:span text:style-name="T38">ا</text:span><text:span text:style-name="T51">ضا</text:span></text:h>
      <text:p text:style-name="P33"><text:span text:style-name="T13">سی</text:span><text:span text:style-name="T52">ست</text:span><text:span text:style-name="T47">م</text:span><text:span text:style-name="T136"> </text:span><text:span text:style-name="T10">ب</text:span><text:span text:style-name="T4">ا</text:span><text:span text:style-name="T171">ی</text:span><text:span text:style-name="T51">د</text:span><text:span text:style-name="T123"> </text:span><text:span text:style-name="T152">بتو</text:span><text:span text:style-name="T68">ا</text:span><text:span text:style-name="T132">ن</text:span><text:span text:style-name="T21">د</text:span><text:span text:style-name="T109"> </text:span><text:span text:style-name="T146">ا</text:span><text:span text:style-name="T93">م</text:span><text:span text:style-name="T150">ک</text:span><text:span text:style-name="T14">ا</text:span><text:span text:style-name="T117">ن</text:span><text:span text:style-name="T14">ا</text:span><text:span text:style-name="T15">ت</text:span><text:span text:style-name="T109"> </text:span><text:span text:style-name="T120">ز</text:span><text:span text:style-name="T155">ی</text:span><text:span text:style-name="T36">ر</text:span><text:span text:style-name="T109"> </text:span><text:span text:style-name="T120">ر</text:span><text:span text:style-name="T146">ا</text:span><text:span text:style-name="T109"> </text:span><text:span text:style-name="T119">د</text:span><text:span text:style-name="T120">ر</text:span><text:span text:style-name="T109"> </text:span><text:span text:style-name="T146">ا</text:span><text:span text:style-name="T157">خ</text:span><text:span text:style-name="T28">تی</text:span><text:span text:style-name="T14">ا</text:span><text:span text:style-name="T120">ر</text:span><text:span text:style-name="T109"> </text:span><text:span text:style-name="T114">ا</text:span><text:span text:style-name="T13">ست</text:span><text:span text:style-name="T14">ا</text:span><text:span text:style-name="T119">د</text:span><text:span text:style-name="T123"> </text:span><text:span text:style-name="T157">ق</text:span><text:span text:style-name="T28">ر</text:span><text:span text:style-name="T68">ا</text:span><text:span text:style-name="T120">ر</text:span><text:span text:style-name="T115"> </text:span><text:span text:style-name="T119">د</text:span><text:span text:style-name="T53">هد</text:span><text:span text:style-name="T98">.</text:span><text:span text:style-name="T115"> </text:span><text:span text:style-name="T146">ا</text:span><text:span text:style-name="T71">ز</text:span><text:span text:style-name="T109"> </text:span><text:span text:style-name="T110">ج</text:span><text:span text:style-name="T159">م</text:span><text:span text:style-name="T152">ل</text:span><text:span text:style-name="T137">ه</text:span><text:span text:style-name="T109"> </text:span><text:span text:style-name="T111">ا</text:span><text:span text:style-name="T27">س</text:span><text:span text:style-name="T99">ت</text:span><text:span text:style-name="T14">ا</text:span><text:span text:style-name="T119">د</text:span><text:span text:style-name="T136"> </text:span><text:span text:style-name="T10">ب</text:span><text:span text:style-name="T4">ا</text:span><text:span text:style-name="T171">ی</text:span><text:span text:style-name="T51">د</text:span><text:span text:style-name="T123"> </text:span><text:span text:style-name="T152">بتو</text:span><text:span text:style-name="T68">ا</text:span><text:span text:style-name="T132">ن</text:span><text:span text:style-name="T21">د</text:span><text:span text:style-name="T123"> </text:span><text:span text:style-name="T161">ب</text:span><text:span text:style-name="T43">ر</text:span><text:span text:style-name="T68">ا</text:span><text:span text:style-name="T129">ی</text:span><text:span text:style-name="T113"> </text:span><text:span text:style-name="T172">ه</text:span><text:span text:style-name="T54">ر</text:span><text:span text:style-name="T115"> </text:span><text:span text:style-name="T119">د</text:span><text:span text:style-name="T110">ر</text:span><text:span text:style-name="T35">س</text:span><text:span text:style-name="T109"> </text:span><text:span text:style-name="T158">م</text:span><text:span text:style-name="T42">ر</text:span><text:span text:style-name="T148">بو</text:span><text:span text:style-name="T173">ط</text:span><text:span text:style-name="T123"> </text:span><text:span text:style-name="T10">ب</text:span><text:span text:style-name="T88">ه</text:span><text:span text:style-name="T123"> </text:span><text:span text:style-name="T172">ه</text:span><text:span text:style-name="T54">ر</text:span><text:span text:style-name="T109"> </text:span><text:span text:style-name="T119">د</text:span><text:span text:style-name="T146">ا</text:span><text:span text:style-name="T72">ن</text:span><text:span text:style-name="T30">ش</text:span><text:span text:style-name="T150">گ</text:span><text:span text:style-name="T14">ا</text:span><text:span text:style-name="T127">ه</text:span><text:span text:style-name="T109"> </text:span><text:span text:style-name="T146">ا</text:span><text:span text:style-name="T111">خ</text:span><text:span text:style-name="T27">ب</text:span><text:span text:style-name="T14">ا</text:span><text:span text:style-name="T120">ر</text:span><text:span text:style-name="T109"> </text:span><text:span text:style-name="T112">و</text:span><text:span text:style-name="T13"> </text:span><text:span text:style-name="T146">ا</text:span><text:span text:style-name="T100">ط</text:span><text:span text:style-name="T142">ل</text:span><text:span text:style-name="T13">عی</text:span><text:span text:style-name="T137">ه</text:span><text:span text:style-name="T109"> </text:span><text:span text:style-name="T120">ر</text:span><text:span text:style-name="T146">ا</text:span><text:span text:style-name="T123"> </text:span><text:span text:style-name="T157">ق</text:span><text:span text:style-name="T28">ر</text:span><text:span text:style-name="T68">ا</text:span><text:span text:style-name="T120">ر</text:span><text:span text:style-name="T115"> </text:span><text:span text:style-name="T119">د</text:span><text:span text:style-name="T53">هد</text:span><text:span text:style-name="T109"> </text:span><text:span text:style-name="T112">و</text:span><text:span text:style-name="T113"> </text:span><text:span text:style-name="T128">ه</text:span><text:span text:style-name="T159">م</text:span><text:span text:style-name="T147">چ</text:span><text:span text:style-name="T89">ن</text:span><text:span text:style-name="T55">ی</text:span><text:span text:style-name="T16">ن</text:span><text:span text:style-name="T115"> </text:span><text:span text:style-name="T146">ا</text:span><text:span text:style-name="T73">ی</text:span><text:span text:style-name="T16">ن</text:span><text:span text:style-name="T115"> </text:span><text:span text:style-name="T146">ا</text:span><text:span text:style-name="T93">م</text:span><text:span text:style-name="T150">ک</text:span><text:span text:style-name="T14">ا</text:span><text:span text:style-name="T40">ن</text:span><text:span text:style-name="T115"> </text:span><text:span text:style-name="T120">ر</text:span><text:span text:style-name="T68">ا</text:span><text:span text:style-name="T115"> </text:span><text:span text:style-name="T119">د</text:span><text:span text:style-name="T69">ا</text:span><text:span text:style-name="T13">شت</text:span><text:span text:style-name="T137">ه</text:span><text:span text:style-name="T123"> </text:span><text:span text:style-name="T10">ب</text:span><text:span text:style-name="T23">اشد</text:span><text:span text:style-name="T109"> </text:span><text:span text:style-name="T148">ک</text:span><text:span text:style-name="T137">ه</text:span><text:span text:style-name="T109"> </text:span><text:span text:style-name="T119">د</text:span><text:span text:style-name="T146">ا</text:span><text:span text:style-name="T72">ن</text:span><text:span text:style-name="T30">ش</text:span><text:span text:style-name="T160">جو</text:span><text:span text:style-name="T109"> </text:span><text:span text:style-name="T119">د</text:span><text:span text:style-name="T120">ر</text:span><text:span text:style-name="T109"> </text:span><text:span text:style-name="T131">صو</text:span><text:span text:style-name="T120">ر</text:span><text:span text:style-name="T15">ت</text:span><text:span text:style-name="T123"> </text:span><text:span text:style-name="T174">ت</text:span><text:span text:style-name="T159">م</text:span><text:span text:style-name="T14">ا</text:span><text:span text:style-name="T171">ی</text:span><text:span text:style-name="T51">ل</text:span><text:span text:style-name="T123"> </text:span><text:span text:style-name="T10">ب</text:span><text:span text:style-name="T101">خ</text:span><text:span text:style-name="T160">و</text:span><text:span text:style-name="T146">ا</text:span><text:span text:style-name="T53">هد</text:span><text:span text:style-name="T109"> </text:span><text:span text:style-name="T119">د</text:span><text:span text:style-name="T120">ر</text:span><text:span text:style-name="T109"> </text:span><text:span text:style-name="T133">خ</text:span><text:span text:style-name="T22">بر</text:span><text:span text:style-name="T117">ن</text:span><text:span text:style-name="T14">ا</text:span><text:span text:style-name="T151">م</text:span><text:span text:style-name="T88">ه</text:span><text:span text:style-name="T123"> </text:span><text:span text:style-name="T111">عضو</text:span><text:span text:style-name="T109"> </text:span><text:span text:style-name="T146">شو</text:span><text:span text:style-name="T119">د</text:span><text:span text:style-name="T109"> </text:span><text:span text:style-name="T112">و</text:span><text:span text:style-name="T109"> </text:span><text:span text:style-name="T146">ا</text:span><text:span text:style-name="T120">ز</text:span><text:span text:style-name="T109"> </text:span><text:span text:style-name="T116">آ</text:span><text:span text:style-name="T175">خ</text:span><text:span text:style-name="T41">ر</text:span><text:span text:style-name="T73">ی</text:span><text:span text:style-name="T16">ن</text:span><text:span text:style-name="T115"> </text:span><text:span text:style-name="T146">ا</text:span><text:span text:style-name="T56">ت</text:span><text:span text:style-name="T78">ف</text:span><text:span text:style-name="T14">ا</text:span><text:span text:style-name="T147">ق</text:span><text:span text:style-name="T146"> </text:span><text:span text:style-name="T128">ه</text:span><text:span text:style-name="T14">ا</text:span><text:span text:style-name="T118">ی</text:span><text:span text:style-name="T147">ی</text:span><text:span text:style-name="T109"> </text:span><text:span text:style-name="T148">ک</text:span><text:span text:style-name="T137">ه</text:span><text:span text:style-name="T123"> </text:span><text:span text:style-name="T161">ب</text:span><text:span text:style-name="T43">ر</text:span><text:span text:style-name="T68">ا</text:span><text:span text:style-name="T129">ی</text:span><text:span text:style-name="T109"> </text:span><text:span text:style-name="T119">د</text:span><text:span text:style-name="T110">ر</text:span><text:span text:style-name="T35">س</text:span><text:span text:style-name="T115"> </text:span><text:span text:style-name="T146">ا</text:span><text:span text:style-name="T56">ت</text:span><text:span text:style-name="T78">ف</text:span><text:span text:style-name="T14">ا</text:span><text:span text:style-name="T147">ق</text:span><text:span text:style-name="T109"> </text:span><text:span text:style-name="T146">ا</text:span><text:span text:style-name="T176">ف</text:span><text:span text:style-name="T57">ت</text:span><text:span text:style-name="T14">ا</text:span><text:span text:style-name="T119">د</text:span><text:span text:style-name="T94">ه</text:span><text:span text:style-name="T123"> </text:span><text:span text:style-name="T10">ب</text:span><text:span text:style-name="T137">ه</text:span><text:span text:style-name="T109"> </text:span><text:span text:style-name="T131">صو</text:span><text:span text:style-name="T120">ر</text:span><text:span text:style-name="T15">ت</text:span><text:span text:style-name="T115"> </text:span><text:span text:style-name="T120">ر</text:span><text:span text:style-name="T102">و</text:span><text:span text:style-name="T120">ز</text:span><text:span text:style-name="T146">ا</text:span><text:span text:style-name="T72">ن</text:span><text:span text:style-name="T137">ه</text:span><text:span text:style-name="T123"> </text:span><text:span text:style-name="T10">ب</text:span><text:span text:style-name="T14">ا</text:span><text:span text:style-name="T109"> </text:span><text:span text:style-name="T133">خ</text:span><text:span text:style-name="T22">بر</text:span><text:span text:style-name="T115"> </text:span><text:span text:style-name="T146">شو</text:span><text:span text:style-name="T84">د</text:span><text:span text:style-name="T157">.</text:span><text:span text:style-name="T114">ا</text:span><text:span text:style-name="T13">ست</text:span><text:span text:style-name="T14">ا</text:span><text:span text:style-name="T119">د</text:span><text:span text:style-name="T123"> </text:span><text:span text:style-name="T10">ب</text:span><text:span text:style-name="T14">ا</text:span><text:span text:style-name="T103">ی</text:span><text:span text:style-name="T51">د</text:span><text:span text:style-name="T123"> </text:span><text:span text:style-name="T152">بتو</text:span><text:span text:style-name="T146">ا</text:span><text:span text:style-name="T104">ن</text:span><text:span text:style-name="T21">د</text:span><text:span text:style-name="T109"> </text:span><text:span text:style-name="T148">ک</text:span><text:span text:style-name="T137">ه</text:span><text:span text:style-name="T123"> </text:span><text:span text:style-name="T166">ف</text:span><text:span text:style-name="T14">ا</text:span><text:span text:style-name="T171">ی</text:span><text:span text:style-name="T51">ل</text:span><text:span text:style-name="T113"> </text:span><text:span text:style-name="T128">ه</text:span><text:span text:style-name="T14">ا</text:span><text:span text:style-name="T129">ی</text:span><text:span text:style-name="T109"> </text:span><text:span text:style-name="T158">م</text:span><text:span text:style-name="T42">ر</text:span><text:span text:style-name="T148">بو</text:span><text:span text:style-name="T173">ط</text:span><text:span text:style-name="T123"> </text:span><text:span text:style-name="T10">ب</text:span><text:span text:style-name="T88">ه</text:span><text:span text:style-name="T115"> </text:span><text:span text:style-name="T119">د</text:span><text:span text:style-name="T81">ر</text:span><text:span text:style-name="T35">س</text:span><text:span text:style-name="T115"> </text:span><text:span text:style-name="T158">م</text:span><text:span text:style-name="T42">ر</text:span><text:span text:style-name="T91">ب</text:span><text:span text:style-name="T148">و</text:span><text:span text:style-name="T158">ط</text:span><text:span text:style-name="T137">ه</text:span><text:span text:style-name="T109"> </text:span><text:span text:style-name="T120">ر</text:span><text:span text:style-name="T146">ا</text:span><text:span text:style-name="T109"> </text:span><text:span text:style-name="T119">د</text:span><text:span text:style-name="T120">ر</text:span><text:span text:style-name="T109"> </text:span><text:span text:style-name="T114">س</text:span><text:span text:style-name="T13">ی</text:span><text:span text:style-name="T52">ست</text:span><text:span text:style-name="T47">م</text:span><text:span text:style-name="T136"> </text:span><text:span text:style-name="T3">ق</text:span><text:span text:style-name="T7">ر</text:span><text:span text:style-name="T146">ا</text:span><text:span text:style-name="T120">ر</text:span><text:span text:style-name="T128"> </text:span><text:span text:style-name="T119">د</text:span><text:span text:style-name="T53">هد</text:span><text:span text:style-name="T113"> </text:span><text:span text:style-name="T174">ت</text:span><text:span text:style-name="T14">ا</text:span><text:span text:style-name="T115"> </text:span><text:span text:style-name="T119">د</text:span><text:span text:style-name="T146">ا</text:span><text:span text:style-name="T72">ن</text:span><text:span text:style-name="T30">ش</text:span><text:span text:style-name="T160">جو</text:span><text:span text:style-name="T73">ی</text:span><text:span text:style-name="T14">ا</text:span><text:span text:style-name="T122">ن</text:span><text:span text:style-name="T109"> </text:span><text:span text:style-name="T116">آ</text:span><text:span text:style-name="T122">ن</text:span><text:span text:style-name="T109"> </text:span><text:span text:style-name="T120">ر</text:span><text:span text:style-name="T146">ا</text:span><text:span text:style-name="T109"> </text:span><text:span text:style-name="T119">د</text:span><text:span text:style-name="T68">ا</text:span><text:span text:style-name="T117">ن</text:span><text:span text:style-name="T120">لو</text:span><text:span text:style-name="T84">د</text:span><text:span text:style-name="T115"> </text:span><text:span text:style-name="T154">ک</text:span><text:span text:style-name="T34">ن</text:span><text:span text:style-name="T81">ن</text:span><text:span text:style-name="T35">د</text:span><text:span text:style-name="T157">.</text:span><text:span text:style-name="T113"> </text:span><text:span text:style-name="T128">ه</text:span><text:span text:style-name="T159">م</text:span><text:span text:style-name="T133">چ</text:span><text:span text:style-name="T22">نی</text:span><text:span text:style-name="T16">ن</text:span><text:span text:style-name="T109"> </text:span><text:span text:style-name="T119">د</text:span><text:span text:style-name="T146">ا</text:span><text:span text:style-name="T72">ن</text:span><text:span text:style-name="T30">ش</text:span><text:span text:style-name="T160">جو</text:span><text:span text:style-name="T123"> </text:span><text:span text:style-name="T152">بتو</text:span><text:span text:style-name="T68">ا</text:span><text:span text:style-name="T132">ن</text:span><text:span text:style-name="T21">د</text:span><text:span text:style-name="T123"> </text:span><text:span text:style-name="T10">ب</text:span><text:span text:style-name="T137">ه</text:span><text:span text:style-name="T109"> </text:span><text:span text:style-name="T131">صو</text:span><text:span text:style-name="T120">ر</text:span><text:span text:style-name="T15">ت</text:span><text:span text:style-name="T113"> </text:span><text:span text:style-name="T111">ع</text:span><text:span text:style-name="T140">مو</text:span><text:span text:style-name="T151">م</text:span><text:span text:style-name="T147">ی</text:span><text:span text:style-name="T109"> </text:span><text:span text:style-name="T118">ی</text:span><text:span text:style-name="T14">ا</text:span><text:span text:style-name="T109"> </text:span><text:span text:style-name="T110">خ</text:span><text:span text:style-name="T157">ص</text:span><text:span text:style-name="T28">وص</text:span><text:span text:style-name="T147">ی</text:span><text:span text:style-name="T109"> </text:span><text:span text:style-name="T146">سوا</text:span><text:span text:style-name="T74">ل</text:span><text:span text:style-name="T115"> </text:span><text:span text:style-name="T156">خو</text:span><text:span text:style-name="T84">د</text:span><text:span text:style-name="T115"> </text:span><text:span text:style-name="T120">ر</text:span><text:span text:style-name="T68">ا</text:span><text:span text:style-name="T115"> </text:span><text:span text:style-name="T146">ا</text:span><text:span text:style-name="T71">ز</text:span><text:span text:style-name="T115"> </text:span><text:span text:style-name="T146">ا</text:span><text:span text:style-name="T105">س</text:span><text:span text:style-name="T36">ت</text:span><text:span text:style-name="T14">ا</text:span><text:span text:style-name="T119">د</text:span><text:span text:style-name="T109"> </text:span><text:span text:style-name="T162">ب</text:span><text:span text:style-name="T58">پرسد</text:span><text:span text:style-name="T109"> </text:span><text:span text:style-name="T112">و</text:span><text:span text:style-name="T109"> </text:span><text:span text:style-name="T114">ا</text:span><text:span text:style-name="T13">ست</text:span><text:span text:style-name="T14">ا</text:span><text:span text:style-name="T119">د</text:span><text:span text:style-name="T123"> </text:span><text:span text:style-name="T177">ن</text:span><text:span text:style-name="T59">یز</text:span><text:span text:style-name="T123"> </text:span><text:span text:style-name="T10">ب</text:span><text:span text:style-name="T88">ه</text:span><text:span text:style-name="T119"> </text:span><text:span text:style-name="T116">آ</text:span><text:span text:style-name="T40">ن</text:span><text:span text:style-name="T109"> </text:span><text:span text:style-name="T165">پ</text:span><text:span text:style-name="T45">اس</text:span><text:span text:style-name="T54">خ</text:span><text:span text:style-name="T115"> </text:span><text:span text:style-name="T119">د</text:span><text:span text:style-name="T53">هد</text:span><text:span text:style-name="T113"> </text:span><text:span text:style-name="T174">ت</text:span><text:span text:style-name="T159">م</text:span><text:span text:style-name="T60">ام</text:span><text:span text:style-name="T115"> </text:span><text:span text:style-name="T146">ا</text:span><text:span text:style-name="T73">ی</text:span><text:span text:style-name="T16">ن</text:span><text:span text:style-name="T115"> </text:span><text:span text:style-name="T119">د</text:span><text:span text:style-name="T8">س</text:span><text:span text:style-name="T58">ترس</text:span><text:span text:style-name="T147">ی</text:span><text:span text:style-name="T123"> </text:span><text:span text:style-name="T128">ه</text:span><text:span text:style-name="T14">ا</text:span><text:span text:style-name="T123"> </text:span><text:span text:style-name="T161">ب</text:span><text:span text:style-name="T43">ر</text:span><text:span text:style-name="T146">ا</text:span><text:span text:style-name="T106">ی</text:span><text:span text:style-name="T115"> </text:span><text:span text:style-name="T119">د</text:span><text:span text:style-name="T68">ا</text:span><text:span text:style-name="T117">ن</text:span><text:span text:style-name="T30">ش</text:span><text:span text:style-name="T101">ج</text:span><text:span text:style-name="T160">و</text:span><text:span text:style-name="T115"> </text:span><text:span text:style-name="T119">د</text:span><text:span text:style-name="T71">ر</text:span><text:span text:style-name="T115"> </text:span><text:span text:style-name="T131">صو</text:span><text:span text:style-name="T120">ر</text:span><text:span text:style-name="T56">ت</text:span><text:span text:style-name="T147">ی</text:span><text:span text:style-name="T109"> </text:span><text:span text:style-name="T111">ا</text:span><text:span text:style-name="T27">س</text:span><text:span text:style-name="T66">ت</text:span><text:span text:style-name="T115"> </text:span><text:span text:style-name="T148">ک</text:span><text:span text:style-name="T88">ه</text:span><text:span text:style-name="T115"> </text:span><text:span text:style-name="T119">د</text:span><text:span text:style-name="T71">ر</text:span><text:span text:style-name="T115"> </text:span><text:span text:style-name="T121">س</text:span><text:span text:style-name="T14">ا</text:span><text:span text:style-name="T118">ی</text:span><text:span text:style-name="T66">ت</text:span><text:span text:style-name="T113"> </text:span><text:span text:style-name="T178">ث</text:span><text:span text:style-name="T61">ب</text:span><text:span text:style-name="T122">ت</text:span><text:span text:style-name="T136"> </text:span><text:span text:style-name="T117">ن</text:span><text:span text:style-name="T9">ا</text:span><text:span text:style-name="T60">م</text:span><text:span text:style-name="T115"> </text:span><text:span text:style-name="T148">ک</text:span><text:span text:style-name="T7">ر</text:span><text:span text:style-name="T119">د</text:span><text:span text:style-name="T127">ه</text:span><text:span text:style-name="T109"> </text:span><text:span text:style-name="T112">و</text:span><text:span text:style-name="T113"> </text:span><text:span text:style-name="T114">ت</text:span><text:span text:style-name="T13">وس</text:span><text:span text:style-name="T179">ط</text:span><text:span text:style-name="T109"> </text:span><text:span text:style-name="T114">ا</text:span><text:span text:style-name="T13">ست</text:span><text:span text:style-name="T14">ا</text:span><text:span text:style-name="T119">د</text:span><text:span text:style-name="T113"> </text:span><text:span text:style-name="T174">ت</text:span><text:span text:style-name="T14">ا</text:span><text:span text:style-name="T180">ی</text:span><text:span text:style-name="T62">ید</text:span><text:span text:style-name="T115"> </text:span><text:span text:style-name="T158">ش</text:span><text:span text:style-name="T42">د</text:span><text:span text:style-name="T94">ه</text:span><text:span text:style-name="T123"> </text:span><text:span text:style-name="T10">ب</text:span><text:span text:style-name="T23">اشد</text:span><text:span text:style-name="T157">.</text:span><text:span text:style-name="T68">ا</text:span><text:span text:style-name="T63">لبت</text:span><text:span text:style-name="T137">ه</text:span></text:p>
      <text:p text:style-name="P35"><text:span text:style-name="T146">ا</text:span><text:span text:style-name="T93">م</text:span><text:span text:style-name="T150">ک</text:span><text:span text:style-name="T14">ا</text:span><text:span text:style-name="T72">ن</text:span><text:span text:style-name="T14">ا</text:span><text:span text:style-name="T15">ت</text:span><text:span text:style-name="T115"> </text:span><text:span text:style-name="T120">ز</text:span><text:span text:style-name="T155">ی</text:span><text:span text:style-name="T36">ر</text:span><text:span text:style-name="T113"> </text:span><text:span text:style-name="T128">ه</text:span><text:span text:style-name="T47">م</text:span><text:span text:style-name="T115"> </text:span><text:span text:style-name="T119">د</text:span><text:span text:style-name="T120">ر</text:span><text:span text:style-name="T109"> </text:span><text:span text:style-name="T116">آ</text:span><text:span text:style-name="T126">ی</text:span><text:span text:style-name="T19">ند</text:span><text:span text:style-name="T94">ه</text:span><text:span text:style-name="T109"> </text:span><text:span text:style-name="T179">م</text:span><text:span text:style-name="T64">د</text:span><text:span text:style-name="T123"> </text:span><text:span text:style-name="T117">ن</text:span><text:span text:style-name="T42">ظر</text:span><text:span text:style-name="T123"> </text:span><text:span text:style-name="T128">ه</text:span><text:span text:style-name="T30">س</text:span><text:span text:style-name="T122">ت</text:span><text:span text:style-name="T109"> </text:span><text:span text:style-name="T112">و</text:span><text:span text:style-name="T123"> </text:span><text:span text:style-name="T10">ب</text:span><text:span text:style-name="T181">ه</text:span><text:span text:style-name="T107">ت</text:span><text:span text:style-name="T65">ر</text:span><text:span text:style-name="T109"> </text:span><text:span text:style-name="T111">ا</text:span><text:span text:style-name="T27">س</text:span><text:span text:style-name="T122">ت</text:span><text:span text:style-name="T109"> </text:span><text:span text:style-name="T116">آ</text:span><text:span text:style-name="T72">ن</text:span><text:span text:style-name="T181">ه</text:span><text:span text:style-name="T14">ا</text:span><text:span text:style-name="T109"> </text:span><text:span text:style-name="T120">ر</text:span><text:span text:style-name="T146">ا</text:span><text:span text:style-name="T113"> </text:span><text:span text:style-name="T128">ه</text:span><text:span text:style-name="T47">م</text:span><text:span text:style-name="T115"> </text:span><text:span text:style-name="T119">د</text:span><text:span text:style-name="T120">ر</text:span><text:span text:style-name="T123"> </text:span><text:span text:style-name="T117">ن</text:span><text:span text:style-name="T42">ظر</text:span><text:span text:style-name="T136"> </text:span><text:span text:style-name="T10">ب</text:span><text:span text:style-name="T108">گ</text:span><text:span text:style-name="T52">یر</text:span><text:span text:style-name="T118">ی</text:span><text:span text:style-name="T47">م</text:span></text:p>
      <text:p text:style-name="P22"/>
      <text:p text:style-name="P34"><text:span text:style-name="T3">ق</text:span><text:span text:style-name="T4">ا</text:span><text:span text:style-name="T10">ب</text:span><text:span text:style-name="T11">ل</text:span><text:span text:style-name="T12">ی</text:span><text:span text:style-name="T66">ت</text:span><text:span text:style-name="T109"> </text:span><text:span text:style-name="T146">ا</text:span><text:span text:style-name="T124">ف</text:span><text:span text:style-name="T17">ز</text:span><text:span text:style-name="T102">و</text:span><text:span text:style-name="T117">ن</text:span><text:span text:style-name="T137">ه</text:span><text:span text:style-name="T109"> </text:span><text:span text:style-name="T126">پ</text:span><text:span text:style-name="T19">ذ</text:span><text:span text:style-name="T105">ی</text:span><text:span text:style-name="T36">ر</text:span><text:span text:style-name="T129">ی</text:span><text:span text:style-name="T115"> </text:span><text:span text:style-name="T112">و</text:span><text:span text:style-name="T182"> </text:span><text:span text:style-name="T121">ش</text:span><text:span text:style-name="T147">خ</text:span><text:span text:style-name="T183">ص</text:span><text:span text:style-name="T147">ی</text:span><text:span text:style-name="T109"> </text:span><text:span text:style-name="T121">س</text:span><text:span text:style-name="T14">ا</text:span><text:span text:style-name="T120">ز</text:span><text:span text:style-name="T129">ی</text:span><text:span text:style-name="T109"> </text:span><text:span text:style-name="T150">پ</text:span><text:span text:style-name="T55">وست</text:span><text:span text:style-name="T137">ه</text:span><text:span text:style-name="T109"> </text:span><text:span text:style-name="T126">پ</text:span><text:span text:style-name="T19">ذ</text:span><text:span text:style-name="T155">ی</text:span><text:span text:style-name="T36">ر</text:span><text:span text:style-name="T106">ی</text:span></text:p>
      <text:p text:style-name="P19"/>
      <text:p text:style-name="P19"><text:span text:style-name="T3">ق</text:span><text:span text:style-name="T4">ا</text:span><text:span text:style-name="T10">ب</text:span><text:span text:style-name="T11">ل</text:span><text:span text:style-name="T12">ی</text:span><text:span text:style-name="T66">ت</text:span><text:span text:style-name="T109"> </text:span><text:span text:style-name="T110">ح</text:span><text:span text:style-name="T111">ضو</text:span><text:span text:style-name="T109"> </text:span><text:span text:style-name="T112">و</text:span><text:span text:style-name="T113"> </text:span><text:span text:style-name="T114">غ</text:span><text:span text:style-name="T13">ی</text:span><text:span text:style-name="T14">ا</text:span><text:span text:style-name="T15">ب</text:span><text:span text:style-name="T115"> </text:span><text:span text:style-name="T116">آ</text:span><text:span text:style-name="T117">ن</text:span><text:span text:style-name="T67">ل</text:span><text:span text:style-name="T118">ی</text:span><text:span text:style-name="T16">ن</text:span><text:span text:style-name="T3"> </text:span><text:span text:style-name="T111">عضو</text:span><text:span text:style-name="T118">ی</text:span><text:span text:style-name="T66">ت</text:span><text:span text:style-name="T109"> </text:span><text:span text:style-name="T119">د</text:span><text:span text:style-name="T120">ر</text:span><text:span text:style-name="T109"> </text:span><text:span text:style-name="T121">س</text:span><text:span text:style-name="T14">ا</text:span><text:span text:style-name="T118">ی</text:span><text:span text:style-name="T122">ت</text:span><text:span text:style-name="T123"> </text:span><text:span text:style-name="T10">ب</text:span><text:span text:style-name="T14">ا</text:span><text:span text:style-name="T123"> </text:span><text:span text:style-name="T124">ف</text:span><text:span text:style-name="T17">ر</text:span><text:span text:style-name="T68">ا</text:span><text:span text:style-name="T18">ه</text:span><text:span text:style-name="T125">م</text:span><text:span text:style-name="T109"> </text:span><text:span text:style-name="T126">ک</text:span><text:span text:style-name="T19">نند</text:span><text:span text:style-name="T127">ه</text:span><text:span text:style-name="T113"> </text:span><text:span text:style-name="T128">ه</text:span><text:span text:style-name="T14">ا</text:span><text:span text:style-name="T129">ی</text:span><text:span text:style-name="T109"> </text:span><text:span text:style-name="T130">م</text:span><text:span text:style-name="T20">ثل</text:span><text:span text:style-name="T109"> </text:span><text:span text:style-name="T131">گو</text:span><text:span text:style-name="T132">گ</text:span><text:span text:style-name="T21">ل</text:span><text:span text:style-name="T109"> </text:span><text:span text:style-name="T112">و</text:span><text:span text:style-name="T123"> </text:span><text:span text:style-name="T126">ف</text:span><text:span text:style-name="T19">یس</text:span><text:span text:style-name="T123"> </text:span><text:span text:style-name="T133">ب</text:span><text:span text:style-name="T22">وک</text:span><text:span text:style-name="T109"> </text:span><text:span text:style-name="T112">و</text:span><text:span text:style-name="T134"> </text:span><text:span text:style-name="T135">…</text:span><text:span text:style-name="T136"> </text:span><text:span text:style-name="T120">ر</text:span><text:span text:style-name="T68">ا</text:span><text:span text:style-name="T115"> </text:span><text:span text:style-name="T119">د</text:span><text:span text:style-name="T69">ا</text:span><text:span text:style-name="T13">شت</text:span><text:span text:style-name="T137">ه</text:span><text:span text:style-name="T123"> </text:span><text:span text:style-name="T10">ب</text:span><text:span text:style-name="T23">اشد</text:span>‬</text:p>
      <text:p text:style-name="P19"/>
      <text:p text:style-name="P21">آنالیز علت معلولی</text:p>
      <text:p text:style-name="P20"/>
      <table:table table:name="Table4" table:style-name="Table4">
        <table:table-column table:style-name="Table4.A" table:number-columns-repeated="4"/>
        <table:table-row>
          <table:table-cell table:style-name="Table4.A1" table:number-columns-spanned="2" office:value-type="string">
            <text:p text:style-name="P26">اهداف ارتقا سیستم</text:p>
          </table:table-cell>
          <table:covered-table-cell/>
          <table:table-cell table:style-name="Table4.C1" table:number-columns-spanned="2" office:value-type="string">
            <text:p text:style-name="P26">آنالیز علت و معلولی</text:p>
          </table:table-cell>
          <table:covered-table-cell/>
        </table:table-row>
        <table:table-row>
          <table:table-cell table:style-name="Table4.A2" office:value-type="string">
            <text:p text:style-name="P26">محدودیت های سیستم</text:p>
          </table:table-cell>
          <table:table-cell table:style-name="Table4.A2" office:value-type="string">
            <text:p text:style-name="P26">اهداف</text:p>
          </table:table-cell>
          <table:table-cell table:style-name="Table4.A2" office:value-type="string">
            <text:p text:style-name="P26">علت و معلول</text:p>
          </table:table-cell>
          <table:table-cell table:style-name="Table4.D2" office:value-type="string">
            <text:p text:style-name="P26">مشکل یا فرصت</text:p>
          </table:table-cell>
        </table:table-row>
        <table:table-row>
          <table:table-cell table:style-name="Table4.A3" office:value-type="string">
            <text:p text:style-name="P27"/>
          </table:table-cell>
          <table:table-cell table:style-name="Table4.A3" office:value-type="string">
            <text:p text:style-name="P27"/>
          </table:table-cell>
          <table:table-cell table:style-name="Table4.A3" office:value-type="string">
            <text:p text:style-name="P27"/>
          </table:table-cell>
          <table:table-cell table:style-name="Table4.D3" office:value-type="string">
            <text:p text:style-name="P30">نبود یک مکان رسمی برای اطلاع رسانی همگانی برای هر درس و دانشگاه <text:span text:style-name="T1">به دانشجویی .باعث به وجود آمدن مشکلاتی برای استاد و دانشجویان می شود</text:span></text:p>
          </table:table-cell>
        </table:table-row>
        <table:table-row>
          <table:table-cell table:style-name="Table4.A3" office:value-type="string">
            <text:p text:style-name="P27"/>
          </table:table-cell>
          <table:table-cell table:style-name="Table4.A3" office:value-type="string">
            <text:p text:style-name="P27"/>
          </table:table-cell>
          <table:table-cell table:style-name="Table4.A3" office:value-type="string">
            <text:p text:style-name="P27"/>
          </table:table-cell>
          <table:table-cell table:style-name="Table4.D3" office:value-type="string">
            <text:p text:style-name="P29">مدیریت و پاسخ به سوالات دانشجویان برای استاد به صورت ایمیلی دشوار و سخت می باشد و از طرفی ممکن است یک سوال برای چندین دانشجو در یک کلاس یک دانشگاه و یا دانشگاه های مختلف مشترک باشد</text:p>
          </table:table-cell>
        </table:table-row>
        <table:table-row>
          <table:table-cell table:style-name="Table4.A3" office:value-type="string">
            <text:p text:style-name="P27"/>
          </table:table-cell>
          <table:table-cell table:style-name="Table4.A3" office:value-type="string">
            <text:p text:style-name="P27"/>
          </table:table-cell>
          <table:table-cell table:style-name="Table4.A3" office:value-type="string">
            <text:p text:style-name="P27"/>
          </table:table-cell>
          <table:table-cell table:style-name="Table4.D3" office:value-type="string">
            <text:p text:style-name="P29">اساتید باید برای منابعی که برای دروس مختلف تدریس می کنند باید آنها را مکانی آپلود کنند که مدیریت آنها برای استاد و دسترسی برای دانشجویان دشوار است</text:p>
          </table:table-cell>
        </table:table-row>
        <table:table-row>
          <table:table-cell table:style-name="Table4.A3" office:value-type="string">
            <text:p text:style-name="P27"/>
          </table:table-cell>
          <table:table-cell table:style-name="Table4.A3" office:value-type="string">
            <text:p text:style-name="P27"/>
          </table:table-cell>
          <table:table-cell table:style-name="Table4.A3" office:value-type="string">
            <text:p text:style-name="P27"/>
          </table:table-cell>
          <table:table-cell table:style-name="Table4.D3" office:value-type="string">
            <text:p text:style-name="P28">نبود اطلاع رسانی سریع به دانشجو با ایمیل و قابلیت داشتن خبرنامه برای دانشجویان برای اطلاع از آخرین رویداد های سیستم</text:p>
          </table:table-cell>
        </table:table-row>
        <table:table-row>
          <table:table-cell table:style-name="Table4.A3" office:value-type="string">
            <text:p text:style-name="P27"/>
          </table:table-cell>
          <table:table-cell table:style-name="Table4.A3" office:value-type="string">
            <text:p text:style-name="P27"/>
          </table:table-cell>
          <table:table-cell table:style-name="Table4.A3" office:value-type="string">
            <text:p text:style-name="P27"/>
          </table:table-cell>
          <table:table-cell table:style-name="Table4.D3" office:value-type="string">
            <text:p text:style-name="P28">سیستم باید قابلیت توسعه پذیری را داشته باشد تا در صورت امکان بتوان پلاگین مربوط به آن را توسعه داد ولی سیستم های کنونی چنین امکانی را به صورت کامل ندارد </text:p>
          </table:table-cell>
        </table:table-row>
        <table:table-row>
          <table:table-cell table:style-name="Table4.A3" office:value-type="string">
            <text:p text:style-name="P27"/>
          </table:table-cell>
          <table:table-cell table:style-name="Table4.A3" office:value-type="string">
            <text:p text:style-name="P27"/>
          </table:table-cell>
          <table:table-cell table:style-name="Table4.A3" office:value-type="string">
            <text:p text:style-name="P27"/>
          </table:table-cell>
          <table:table-cell table:style-name="Table4.D3" office:value-type="string">
            <text:p text:style-name="P28">امکان حضور و غیاب دانشجویان به صورت آنلاین در سیستم وجود ندارد و این کار می تواند برای سیستم یک مزیت رقابتی به حساب بیاید</text:p>
          </table:table-cell>
        </table:table-row>
        <table:table-row>
          <table:table-cell table:style-name="Table4.A3" office:value-type="string">
            <text:p text:style-name="P27"/>
          </table:table-cell>
          <table:table-cell table:style-name="Table4.A3" office:value-type="string">
            <text:p text:style-name="P27"/>
          </table:table-cell>
          <table:table-cell table:style-name="Table4.A3" office:value-type="string">
            <text:p text:style-name="P27"/>
          </table:table-cell>
          <table:table-cell table:style-name="Table4.D3" office:value-type="string">
            <text:p text:style-name="P28">پیام های فرستاده شده توسط دانشجو و استاد قابل آرشیو پذیری نیستند</text:p>
          </table:table-cell>
        </table:table-row>
        <table:table-row>
          <table:table-cell table:style-name="Table4.A3" office:value-type="string">
            <text:p text:style-name="P27"/>
          </table:table-cell>
          <table:table-cell table:style-name="Table4.A3" office:value-type="string">
            <text:p text:style-name="P27"/>
          </table:table-cell>
          <table:table-cell table:style-name="Table4.A3" office:value-type="string">
            <text:p text:style-name="P27"/>
          </table:table-cell>
          <table:table-cell table:style-name="Table4.D3" office:value-type="string">
            <text:p text:style-name="P28">سیستم <text:s/>قابلیت شخصی سازی <text:span text:style-name="T2">کامل را داشته باشد تا با سلیقه اساتید مختلف سازگار باشد</text:span></text:p>
          </table:table-cell>
        </table:table-row>
      </table:table>
      <text:p text:style-name="P2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B Nazanin" svg:font-family="'B Nazanin'" style:font-pitch="variable"/>
    <style:font-face style:name="BMitra" svg:font-family="BMitra" style:font-pitch="variable"/>
    <style:font-face style:name="Arial" svg:font-family="Arial"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1" svg:font-family="'Lucid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 style:family="table">
      <style:table-properties style:width="6.6951in" table:align="margins"/>
    </style:style>
    <style:style style:name="Table3.A" style:family="table-column">
      <style:table-column-properties style:column-width="3.3472in" style:rel-column-width="32767*"/>
    </style:style>
    <style:style style:name="Table3.B" style:family="table-column">
      <style:table-column-properties style:column-width="3.3479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MP1" style:family="paragraph" style:parent-style-name="Header">
      <style:text-properties officeooo:paragraph-rsid="00159ce7"/>
    </style:style>
    <style:style style:name="MP2" style:family="paragraph" style:parent-style-name="Table_20_Contents">
      <style:paragraph-properties fo:text-align="end" style:justify-single-word="false"/>
      <style:text-properties style:font-name="B Nazanin" fo:font-size="10pt" officeooo:rsid="000fe829" officeooo:paragraph-rsid="00159ce7" style:font-size-asian="10pt" style:font-name-complex="B Nazanin" style:font-size-complex="10pt"/>
    </style:style>
    <style:style style:name="MP3" style:family="paragraph" style:parent-style-name="Standard">
      <style:text-properties officeooo:paragraph-rsid="00159ce7"/>
    </style:style>
    <style:style style:name="MP4" style:family="paragraph" style:parent-style-name="Footer">
      <style:text-properties style:font-name="BMitra"/>
    </style:style>
    <style:style style:name="MP5" style:family="paragraph" style:parent-style-name="Table_20_Contents">
      <style:paragraph-properties fo:text-align="end" style:justify-single-word="false"/>
      <style:text-properties style:font-name="B Nazanin" fo:font-size="10pt" officeooo:rsid="000fe829" officeooo:paragraph-rsid="000fe829" style:font-size-asian="10pt" style:font-name-complex="B Nazanin" style:font-size-complex="10pt"/>
    </style:style>
    <style:style style:name="MP6" style:family="paragraph" style:parent-style-name="Footer">
      <style:text-properties style:font-name="BMitra" fo:font-size="15pt" style:font-size-asian="15pt" style:font-size-complex="15pt"/>
    </style:style>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office:automatic-styles>
  <office:master-styles>
    <style:master-page style:name="Standard" style:page-layout-name="Mpm1" style:next-style-name="First_20_Page">
      <style:header>
        <text:p text:style-name="MP1"/>
        <table:table table:name="Table3" table:style-name="Table3">
          <table:table-column table:style-name="Table3.A"/>
          <table:table-column table:style-name="Table3.B"/>
          <table:table-row>
            <table:table-cell table:style-name="Table3.A1" office:value-type="string">
              <text:p text:style-name="MP2">مدیر پروژه : محمد شریفی</text:p>
            </table:table-cell>
            <table:table-cell table:style-name="Table3.B1" office:value-type="string">
              <text:p text:style-name="MP2">نام پروژه : سیستم مدیریت کلاس اساتید</text:p>
            </table:table-cell>
          </table:table-row>
          <table:table-row>
            <table:table-cell table:style-name="Table3.A2" office:value-type="string">
              <text:p text:style-name="MP2">تغییر دهنده : فرشید نجفی</text:p>
            </table:table-cell>
            <table:table-cell table:style-name="Table3.B2" office:value-type="string">
              <text:p text:style-name="MP2">ایجاد کننده: صادق رحمانی</text:p>
            </table:table-cell>
          </table:table-row>
          <table:table-row>
            <table:table-cell table:style-name="Table3.A2" office:value-type="string">
              <text:p text:style-name="MP2"><text:s/>تاریخ آخرین بروزرسانی: ۹۴/۸/۱۸</text:p>
            </table:table-cell>
            <table:table-cell table:style-name="Table3.B2" office:value-type="string">
              <text:p text:style-name="MP2">تاریخ ایجاد : ۱۵ / ۸ / ۹۴</text:p>
            </table:table-cell>
          </table:table-row>
        </table:table>
        <text:p text:style-name="MP3"/>
      </style:header>
      <style:footer>
        <text:p text:style-name="MP4"><text:page-number text:select-page="current">1</text:page-number></text:p>
      </style:footer>
    </style:master-page>
    <style:master-page style:name="First_20_Page" style:display-name="First Page" style:page-layout-name="Mpm2" style:next-style-name="Standard">
      <style:header>
        <table:table table:name="Table2" table:style-name="Table2">
          <table:table-column table:style-name="Table2.A"/>
          <table:table-column table:style-name="Table2.B"/>
          <table:table-row>
            <table:table-cell table:style-name="Table2.A1" office:value-type="string">
              <text:p text:style-name="MP5">مدیر پروژه : محمد شریفی</text:p>
            </table:table-cell>
            <table:table-cell table:style-name="Table2.B1" office:value-type="string">
              <text:p text:style-name="MP5">نام پروژه : سیستم مدیریت کلاس اساتید</text:p>
            </table:table-cell>
          </table:table-row>
          <table:table-row>
            <table:table-cell table:style-name="Table2.A2" office:value-type="string">
              <text:p text:style-name="MP5">تغییر دهنده : فرشید نجفی</text:p>
            </table:table-cell>
            <table:table-cell table:style-name="Table2.B2" office:value-type="string">
              <text:p text:style-name="MP5">ایجاد کننده: صادق رحمانی</text:p>
            </table:table-cell>
          </table:table-row>
          <table:table-row>
            <table:table-cell table:style-name="Table2.A2" office:value-type="string">
              <text:p text:style-name="MP5"><text:s/>تاریخ آخرین بروزرسانی: ۹۴/۸/۱۸</text:p>
            </table:table-cell>
            <table:table-cell table:style-name="Table2.B2" office:value-type="string">
              <text:p text:style-name="MP5">تاریخ ایجاد : ۱۵ / ۸ / ۹۴</text:p>
            </table:table-cell>
          </table:table-row>
        </table:table>
        <text:p text:style-name="Header"/>
      </style:header>
      <style:footer>
        <text:p text:style-name="MP6"><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7T20:53:56.380829514</meta:creation-date>
    <dc:date>2015-11-08T00:52:42.638781981</dc:date>
    <meta:editing-duration>PT3H14M26S</meta:editing-duration>
    <meta:editing-cycles>6</meta:editing-cycles>
    <meta:generator>LibreOffice/4.2.6.3$Linux_X86_64 LibreOffice_project/420m0$Build-3</meta:generator>
    <meta:document-statistic meta:table-count="4" meta:image-count="0" meta:object-count="0" meta:page-count="4" meta:paragraph-count="82" meta:word-count="802" meta:character-count="3792" meta:non-whitespace-character-count="3076"/>
  </office:meta>
</office:document-meta>
</file>